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style:style style:name="T5" style:family="text">
      <style:text-properties fo:font-weight="bold" style:text-underline-type="single" style:text-underline-style="solid"/>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text:p text:style-name="Normal"/>
      <text:p text:style-name="Normal">•••</text:p>
      <text:p text:style-name="Normal">Friday 7th of February 2025, 23:43, day -131</text:p>
      <text:p text:style-name="Normal">I fucking can’t with Pekora’s construction sense in Minecraft. First the Neo Armstrong cannon and now this, I fucking can’t. Even Azki... I just can’t wwww.</text:p>
      <text:p text:style-name="Normal">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Normal"/>
      <text:p text:style-name="Normal">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Normal">It’s a vicious cycle, being tired means I can’t follow the routine properly. I go to sleep late, but try to wake up early. This will only exhaust me. How do we respond? How do we react? Let’s think up a plan.</text:p>
      <text:p text:style-name="Normal">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Normal">Go to sleep.</text:p>
      <text:p text:style-name="Normal"/>
      <text:p text:style-name="Normal">•••</text:p>
      <text:p text:style-name="Normal">Saturday 8th of February 2025, 22:35, day -132</text:p>
      <text:p text:style-name="Normal">Yo. I rested a lot today. I’m also being more aware, more planning than usual. Good. Good growth. Let’s keep it up. Planning is an ability I completely and utterly lacked before, so it’s great that I’m finally starting to develop it.</text:p>
      <text:p text:style-name="Normal">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Normal">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Normal">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Normal">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Normal"/>
      <text:p text:style-name="Normal">•••</text:p>
      <text:p text:style-name="Normal">Sunday 9th of February 2025, 22:22, day -133</text:p>
      <text:p text:style-name="Normal">Good. Rest does us good, as today proves. Now then, there’s stuff I want to talk about.</text:p>
      <text:p text:style-name="Normal">Strength, and the nightfront. I’m not strong enough. However, I seem to be a kind soul. That’s great. Not all is great though. Alright, let’s expand on it.</text:p>
      <text:p text:style-name="Normal">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Normal">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Normal">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Normal">That’s how it always is, and that’s how it was tonight. Just, when I prayed, it was gone in an instant. Praying always helps.</text:p>
      <text:p text:style-name="Normal">Oh, and I should add that in the past, I could feel its presence physically. Also, it seems willpower repels it. But very, very strong willpower. It only happened once, under special circumstances for me, when I was very determined to see something through.</text:p>
      <text:p text:style-name="Normal"/>
      <text:p text:style-name="Normal">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Normal"/>
      <text:p text:style-name="Normal">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Normal">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Normal">I’ve figured it out. Or rather, I have enough empirical evidence to believe that willpower does indeed work like a muscle. However, it seems to have a very interesting property: unlike physical muscles, there seems to be no limit to how much it can grow.</text:p>
      <text:p text:style-name="Normal"/>
      <text:p text:style-name="Normal">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Normal">God, been a while since I wrote this much at once. Let’s go to sleep.</text:p>
      <text:p text:style-name="Normal"/>
      <text:p text:style-name="Normal">•••</text:p>
      <text:p text:style-name="Normal">Monday 10th of February 2025, 22:14, day -134</text:p>
      <text:p text:style-name="Normal">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Normal">But given what had happened in HoloGTA I have suspicions Azki might have been fine with it.</text:p>
      <text:p text:style-name="Normal"/>
      <text:p text:style-name="Normal">... And then there’s you.</text:p>
      <text:p text:style-name="Normal">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Normal">So I questioned myself again: should I follow the schedule? What if we made an exception?</text:p>
      <text:p text:style-name="Normal">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Normal">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Normal">I’ve even imagined how I want this first story to end, finally. I’ve finally found a conclusion I deem worthy, so why don’t I feel like working towards that conclusion?</text:p>
      <text:p text:style-name="Normal">My only answer to all these questions was very simple: writing isn’t my passion. I ought to start from zero, search again. Writing is indeed the closest thing to a passion I’ve found, but it isn’t it.</text:p>
      <text:p text:style-name="Normal"/>
      <text:p text:style-name="Normal">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Normal">But I’m weak. I’m still incredibly weak. I’ve still got such a long way to go still... I have to grow. If I am to get stronger, I have to <text:span text:style-name="T1">be</text:span>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Normal"/>
      <text:p text:style-name="Normal">•••</text:p>
      <text:p text:style-name="Normal">Tuesday 11th of February 2025, 23:16, day -135</text:p>
      <text:p text:style-name="Normal">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Normal">This, however, cannot become an excuse tomorrow and overmorrow. I will write. I must.</text:p>
      <text:p text:style-name="Normal">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Normal">When I play video games, it’s also fun. But something feels off. The fun I feel then feels meaningless. It feels empty. Because I know the fun of writing, and I can see gaming doesn’t compare to it. On a fundamental level.</text:p>
      <text:p text:style-name="Normal">Tonight will not be an excuse. I will write tomorrow, cost what it may.</text:p>
      <text:p text:style-name="Normal">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Normal">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Normal">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Normal">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Normal">On that, see you tomorrow.</text:p>
      <text:p text:style-name="Normal"/>
      <text:p text:style-name="Normal">•••</text:p>
      <text:p text:style-name="Normal">Wednesday 12th of February 2025, 22:58, day -136</text:p>
      <text:p text:style-name="Normal">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Normal">Now, I write more, but context-switching has become unexpectedly expensive due to my past habit. Trying to switch away from one scene to start the next has become difficult. Still, that will be certainly overcome given proper time and effort.</text:p>
      <text:p text:style-name="Normal">However, tonight we may not sleep either. No, a choice just presented itself to my mind: waking up exceedingly early.</text:p>
      <text:p text:style-name="Normal">...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Normal">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Normal">That is just as well. That is even better. Fight. It’s an occasion to grow stronger, if you can only take it.</text:p>
      <text:p text:style-name="Normal">Lately, we’ve been noticing just how untrivial it is to do one’s best. Use tomorrow as practice, do your best tomorrow, and it starts from the morning, by waking up on time.</text:p>
      <text:p text:style-name="Normal"/>
      <text:p text:style-name="Normal">•••</text:p>
      <text:p text:style-name="Normal">Thursday 13th of February 2025, 22:35, day -137</text:p>
      <text:p text:style-name="Normal">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Normal">I keep on overestimating my capacities; I convolute who I want to be with what I am. And I’m not sure how to stop doing that. Perhaps it’s something that happens with time.</text:p>
      <text:p text:style-name="Normal">I only woke up at 7am, and then, because I didn’t drink coffee, I didn’t concentrate enough and am left still needing to study for tomorrow, right now.</text:p>
      <text:p text:style-name="Normal">On this note: I’ll stop making promises without considering the circumstances. It’s a bad idea. It takes away choices that might be necessary.</text:p>
      <text:p text:style-name="Normal">I was also severely more tired than I imagined, today. I didn’t write, because I fell asleep. Because I fell asleep, I was mentally at my weakest. And because I was weak, I gave in to temptation. I’ve played this game poorly.</text:p>
      <text:p text:style-name="Normal">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Normal">I’ll go study again. Don’t know when I’ll sleep.</text:p>
      <text:p text:style-name="Normal"/>
      <text:p text:style-name="Normal">•••</text:p>
      <text:p text:style-name="Normal">Saturday 15th of February 2025, 00:07, day -138</text:p>
      <text:p text:style-name="Normal">I’m tired. I wish to leave this to tomorrow. Should we? Let’s... not. Let’s talk about today. There are three things I want to talk about: the exam, how its result affected me, and Kengan Ashura.</text:p>
      <text:p text:style-name="Normal">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Normal">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Normal">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Normal">It hurt, but I’m the one at fault. Or rather, I’m the one who chose this. I know full well that had I disregarded the schedule to study properly, things would have likely taken a different turn, but it still hurt to see my efforts be met with this result.</text:p>
      <text:p text:style-name="Normal">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Normal">This failure is hard to swallow, the pain hard to digest. But I’ll take it. I’ll embrace it. It’s mine to carry, and I will use it to fuel myself forward. I will use this experience to become stronger.</text:p>
      <text:p text:style-name="Normal">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Normal">And one day, one of them will go even beyond that. The strongest of them all will light up the entirety of this universe dominated by darkness, and they’ll be the reset button that allows the universe to start anew when its end is at hand.</text:p>
      <text:p text:style-name="Normal">It seems I got carried away.</text:p>
      <text:p text:style-name="Normal">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Normal">Oh, and, by the way, I worked out for the first time in five days. I need to regain consistency in my workouts. It’s very late, it’s 00:50 already, I’ll go to sleep.</text:p>
      <text:p text:style-name="Normal"/>
      <text:p text:style-name="Normal">•••</text:p>
      <text:p text:style-name="Normal">Sunday 16th of February 2025, 00:22, day -139</text:p>
      <text:p text:style-name="Normal">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Normal">By try-harding the game of life.</text:p>
      <text:p text:style-name="Normal">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Normal">It’s late. Let’s go to sleep. And also, do your best tomorrow. See you.</text:p>
      <text:p text:style-name="Normal"/>
      <text:p text:style-name="Normal">•••</text:p>
      <text:p text:style-name="Normal">Sunday 16th of February 2025, 22:56, day -140</text:p>
      <text:p text:style-name="Normal">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Normal">Alright. See you.</text:p>
      <text:p text:style-name="Normal"/>
      <text:p text:style-name="Normal">•••</text:p>
      <text:p text:style-name="Normal">Tuesday 18th of February 2025, 01:17, day -141</text:p>
      <text:p text:style-name="Normal">...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Normal">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Normal">Impulse control... It’s a subcategory of discipline, but it’s a very important one, one that deserves this denomination, this qualification. One that deserves a name.</text:p>
      <text:p text:style-name="Normal">We won’t be sleeping in to recover the lost sleep tomorrow morning. Instead of trying to cure the symptoms, we’re aiming straight for the root causes. Wake up early, strictly follow schedule. Go to sleep on time.</text:p>
      <text:p text:style-name="Normal">Writing... Why is it so... Hard, I wonder.</text:p>
      <text:p text:style-name="Normal"/>
      <text:p text:style-name="Normal">•••</text:p>
      <text:p text:style-name="Normal">Tuesday 18th of February 2025, 22:51, day -142</text:p>
      <text:p text:style-name="Normal">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Normal">“I feel like shit. I haven't worked out, and I haven't gotten as much work done as I wanted. Furthermore, I'm on the verge of undoing a big decision I'd made. I'm considering working on the project again.</text:p>
      <text:p text:style-name="Normal">I feel like shit.</text:p>
      <text:p text:style-name="Normal">What should I do?</text:p>
      <text:p text:style-name="Normal">Let's take a step back. A bird's eyes' view of the situation. Good. You've calmed down. Now, take it slowly, one thing at a time.</text:p>
      <text:p text:style-name="Normal">First of all, today: not bad in terms of performance, could be better, but we're here exactly to improve. In other words, this kind of situation is well within expectations. There's nothing to despair over.</text:p>
      <text:p text:style-name="Normal">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Normal">So, are you being spineless? Well, if you consider that the idea we're working on is worth, without exaggeration, billions of dollars, such that even if poorly implemented it could still lead to a considerable sum of money... Nevermind, that's an excuse.</text:p>
      <text:p text:style-name="Normal">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Normal">But if this project works out, then we can have it all. And by all, I mean an apartment, a motorbike, a stable income and my computer. Oh, how could I forget: time. We could have time to write. More so than if we had a normal job.</text:p>
      <text:p text:style-name="Normal">So, am I being spineless? Perhaps, I'm still too immature to understand whether and why this decision should or shouldn't be considered being spineless or not.</text:p>
      <text:p text:style-name="Normal"><text:line-break/></text:p>
      <text:p text:style-name="Normal">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Normal">Whichever it is, I'm glad you came here to write. Do this more often. And, take your time thinking about this. It's probably of some importance.</text:p>
      <text:p text:style-name="Normal">On that, see you.”</text:p>
      <text:p text:style-name="Normal">And indeed, on that, see you.</text:p>
      <text:p text:style-name="Normal"/>
      <text:p text:style-name="Normal">•••</text:p>
      <text:p text:style-name="Normal">Wednesday 19th of February 2025, 22:21, day -143</text:p>
      <text:p text:style-name="Normal">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Normal">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Normal">But, it’s more like, “task failed successfully” kind of failure. The rewrite still has about 500 words, but for some reason... It feels better.</text:p>
      <text:p text:style-name="Normal">Also, do note that I have indeed written some 500 words in a day. Quite the progress, yeah?</text:p>
      <text:p text:style-name="Normal">So, task failed successfully, and I don’t know how to feel about it.</text:p>
      <text:p text:style-name="Normal"/>
      <text:p text:style-name="Normal">A vague objective, lots of improvisation, going with the flow, that’s how I write. That’s how I currently write. Who knows how that will change.</text:p>
      <text:p text:style-name="Normal"/>
      <text:p text:style-name="Normal">Not much else to say. Oh, yeah, NenePol is great. See you tomorrow.</text:p>
      <text:p text:style-name="Normal">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Normal"/>
      <text:p text:style-name="Normal">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Normal">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Normal">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Normal"/>
      <text:p text:style-name="Normal">•••</text:p>
      <text:p text:style-name="Normal">Friday 21st of February 2025, 00:16, day -144</text:p>
      <text:p text:style-name="Normal">Tell me, how should I start an entry? A greeting feels kinda lame. Or rather, the ones I think of are. “Hey”, or “Hi”, or stuff like that.</text:p>
      <text:p text:style-name="Normal">Today, I didn’t do much of anything. I’m kind of dying.</text:p>
      <text:p text:style-name="Normal">In a way, we’re dying every day, we’re getting closer to death every day.</text:p>
      <text:p text:style-name="Normal">Did you really need to word it like that?</text:p>
      <text:p text:style-name="Normal">No, my bad...</text:p>
      <text:p text:style-name="Normal">Right, so... Today I played video games. Because I realised that I am mentally exhausted. And video games did not help. They didn’t harm, but they didn’t help either. They felt empty.</text:p>
      <text:p text:style-name="Normal">And so, earlier, I continued watching Bocchi The Rock. It felt a little better.</text:p>
      <text:p text:style-name="Normal">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Normal">Art is nothing more than the expression of self. Therefore, life is the ultimate form of art. At some point in the future, AI will help art imitate life closer than ever, and more importantly, it will make experiencing art more lifelike than ever.</text:p>
      <text:p text:style-name="Normal">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Normal">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Normal">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Normal">I’m smack-dab in the middle... Or perhaps somewhere at the beginning of the second phase, aren’t I? Sigh... So much work left. But you know, at least it doesn’t actually really feel like work. Oh, I do want money though. Money would be nice.</text:p>
      <text:p text:style-name="Normal">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Normal">But, well, I’m too tired to care about that right now. Let’s write, just a tiny bit.</text:p>
      <text:p text:style-name="Normal"/>
      <text:p text:style-name="Normal">•••</text:p>
      <text:p text:style-name="Normal">Friday 21st of February 2025, 22:32, day -145</text:p>
      <text:p text:style-name="Normal">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Normal">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Normal">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Normal">We’ll see if I can fall asleep later. Someone had the bright idea of drinking their strongest coffee at 3pm. You know, the coffee whose beans have up to three times more caffeine than your average arabica bean. What a bright idea that was.</text:p>
      <text:p text:style-name="Normal"/>
      <text:p text:style-name="Normal">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Normal">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Normal"/>
      <text:p text:style-name="Normal">•••</text:p>
      <text:p text:style-name="Normal">Saturday 22nd of February 2025, 23:31, day -146</text:p>
      <text:p text:style-name="Normal">I was planning to rush through this, but let’s not. We won’t be falling asleep anytime soon with this belly of yours, so take your time getting sleepy or, failing that, digesting food over here.</text:p>
      <text:p text:style-name="Normal">Alright, let’s reason about today. And I mean it. Well, to the extent of our current capacities —we’re *this* close to hibernating.</text:p>
      <text:p text:style-name="Normal">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Normal">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Normal">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Normal">It.. can do that. I can rest properly mentally. So that’s what rest days are supposed to be then. Days of absolute, purposeful laziness.</text:p>
      <text:p text:style-name="Normal">Watching Hololive streams in bed... The chill...</text:p>
      <text:p text:style-name="Normal">Still, that’s only part of the problem. The other being how relaxed I currently am. Perhaps I am being too relaxed.</text:p>
      <text:p text:style-name="Normal">I keep on forgetting that my brain is worthless unless it runs at 100. I keep on forgetting that unless it’s a rest day, preserving my energy is just a trap to make myself under-perform. We’ll rest when we need to. In exchange, do not hold back on me.</text:p>
      <text:p text:style-name="Normal">Such a long way to go... So much to do, so much I want to achieve. Alright, that’s enough, let’s go to sleep.</text:p>
      <text:p text:style-name="Normal"/>
      <text:p text:style-name="Normal">•••</text:p>
      <text:p text:style-name="Normal">Sunday 23rd of February 2025, 23:32, day -147</text:p>
      <text:p text:style-name="Normal">Certain things are stupid only if they don’t work out. Nevermind, stupid things are stupid, we just may get away with doing them.</text:p>
      <text:p text:style-name="Normal">So, what am I talking about? I have vowed upon my soul that I would never entertain lust again.</text:p>
      <text:p text:style-name="Normal">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Normal">That last one is closer to wishful thinking, based on my own instincts and patterns I’ve seen lately of how certain things are equivalent. But let’s leave that aside.</text:p>
      <text:p text:style-name="Normal">Not that there’s anything in particular I want to talk about. I need to improve my focus. My willpower. It’s currently fine-tuned for use in training environment, and it’s up to me to make it bleed out into other fields.</text:p>
      <text:p text:style-name="Normal">All actions have consequences, and there are no takebacks in life. Every moment lost is lost forever. Every choice made has been made and cannot be undone.</text:p>
      <text:p text:style-name="Normal">That’s enough talking. Let’s go to sleep.</text:p>
      <text:p text:style-name="Normal"/>
      <text:p text:style-name="Normal">•••</text:p>
      <text:p text:style-name="Normal">Sunday 24th of February 2025, 23:00, day -148</text:p>
      <text:p text:style-name="Normal">Here. Here is a good place to talk.</text:p>
      <text:p text:style-name="Normal">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Normal">I’ve talked about it to myself. Written it out, on my phone. I’m taking up that habit. And I can tell that i don’t know how to write stories yet. But also that the only way to write is to write. I overthink a lot. Too much. Far too much.</text:p>
      <text:p text:style-name="Normal">But I want to bake a croissant that my heart will like.</text:p>
      <text:p text:style-name="Normal">Don’t overthink, just write. Write your heart out. Let it dictate what we put down. I still don’t know how to write, so I have to learn. I have to practice. And I won’t get in any prctice if I don’t put any word down.</text:p>
      <text:p text:style-name="Normal">Did you know? I’ve gotten incredibly good at introspecting, at writing myself down. Because I’ve had tons of practice. I make use of here to figure out what I like, what i don’t like, and when I introspect seriously, I end up naturally writing well. So... We’ll practice writing <text:span text:style-name="T2">stories</text:span>. Just writing isn’t enough. We have to practice writing stories.</text:p>
      <text:p text:style-name="Normal"/>
      <text:p text:style-name="Normal">•••</text:p>
      <text:p text:style-name="Normal">Tuesday 25th of February 2025, 23:22, day -149</text:p>
      <text:p text:style-name="Normal">My sense of time is currently broken. That usually happens when I nap through the afternoon; the infamous “when am I?” phenomenon. Well, I made that up right now, but a meme does exist of it.</text:p>
      <text:p text:style-name="Normal">I see... So it was yesternight that I wrote.</text:p>
      <text:p text:style-name="Normal">Yesternight, I followed my own advice.</text:p>
      <text:p text:style-name="Normal">Yesternight, I had a lot of fun writing. I laughed like how normally only Nenechi would be capable of making me laugh.</text:p>
      <text:p text:style-name="Normal">Yesternight, I continued breathing life into a character. Slowly, steadily.</text:p>
      <text:p text:style-name="Normal">And today, I napped through the afternoon. A proper rest day, huh?</text:p>
      <text:p text:style-name="Normal">Alright, we’ve got stuff to do tomorrow. Let’s call it a day. Also, Lite Writer is a great app to write on mobile.</text:p>
      <text:p text:style-name="Normal"/>
      <text:p text:style-name="Normal">•••</text:p>
      <text:p text:style-name="Normal">Wednesday 26th of February 2025, 22:56, day -150</text:p>
      <text:p text:style-name="Normal">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Normal">Lately, I’ve been too loose, too... free-spirited? I’m allowing anything and everything to become an excuse to not follow the schedule.</text:p>
      <text:p text:style-name="Normal">And this is where I stop you, and we take a step back. I won’t praise you, but I will look at you more objectively.</text:p>
      <text:p text:style-name="Normal"/>
      <text:p text:style-name="Normal">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Normal">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Normal">We’re straying away from what I wanted to talk about. Awareness is key, and because our awareness seems to be improving, we are recognising that while we’re being undisciplined, it’s not to the same degree as in the past.</text:p>
      <text:p text:style-name="Normal">That doesn’t mean we’re allowed to grow complacent. Make no mistake about that. Discipline... It’s something I thoroughly lack. I need to cultivate it.</text:p>
      <text:p text:style-name="Normal"/>
      <text:p text:style-name="Normal">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Normal">Well isn’t this bullshit. Wake up early plus two hour commute for two hours of lesson, four times a week. Two courses of the same semester couldn’t share one day, could they... That’s just my luck, I guess. But that’s enough complaining.</text:p>
      <text:p text:style-name="Normal">We’re waking up early tomorrow. Let’s go.</text:p>
      <text:p text:style-name="Normal"/>
      <text:p text:style-name="Normal">•••</text:p>
      <text:p text:style-name="Normal">Thursday 27th of February 2025, 22:41, day -151</text:p>
      <text:p text:style-name="Normal">Shall I tell you about the nature of my relationship with Hololive?</text:p>
      <text:p text:style-name="Normal">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Normal">Coincidentally though, this environment happens to be useful for my growth as a writer. Or perhaps I should say, <text:span text:style-name="T2">these</text:span> environments. Take the description I’ve made above. It’s not hard to see that “something else” could take Hololive’s place here. It’s just that in my case, in this period, it happens to be Hololive. In the past, there were a lot of other environments.</text:p>
      <text:p text:style-name="Normal">In a few words, they’re an escape from reality.</text:p>
      <text:p text:style-name="Normal">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Normal">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Normal"/>
      <text:p text:style-name="Normal">Yes, we’re getting way ahead of ourselves. Haven’t seen you geek out like this in... forever? Here’s a reminder that we need to sleep, and not spread the gospel of Hololive.</text:p>
      <text:p text:style-name="Normal">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Normal">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Normal">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Normal">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Normal">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Normal">This wouldn’t have been possible without the confidence, though. I guess so.</text:p>
      <text:p text:style-name="Normal">Okay, we’ve talked enough. I’m too tired. Let’s go to sleep already. Aight.</text:p>
      <text:p text:style-name="Normal"/>
      <text:p text:style-name="Normal">•••</text:p>
      <text:p text:style-name="Normal">Friday 28th of February 2025, 23:10, day -152</text:p>
      <text:p text:style-name="Normal">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Normal">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Normal">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Normal">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Normal">Oh, the issue isn’t really getting up per se. To get up, I get up, and within the count of ten (building the habit to never get counted out by the referee). The problem is staying awake afterwards. I’ll do my best to face the day, even after I get up.</text:p>
      <text:p text:style-name="Normal">Now, the second issue. Hm, actually it’s best to divide it into two points after all.</text:p>
      <text:p text:style-name="Normal">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Normal">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Normal">So I’ll experiment with arbitrarily long sessions, whether of writing, studying or anything else.</text:p>
      <text:p text:style-name="Normal">All those changes are effective tomorrow. Let’s give ourselves a good chance of making them true, let’s go to sleep now. See you tomorrow.</text:p>
      <text:p text:style-name="Normal"/>
      <text:p text:style-name="Normal">•••</text:p>
      <text:p text:style-name="Normal">Saturday 1st of March 2025, 23:43, day -153</text:p>
      <text:p text:style-name="Normal">I would call you hopeless, but I would be lying.. You are not hopeless. As long as there’s breath in you, as long as you live, you are not hopeless.</text:p>
      <text:p text:style-name="Normal">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Normal">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Normal">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Normal">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Normal">So, in light of that... What now? I know I have in me the strength to make this sacrifice, but... I really don’t want to.</text:p>
      <text:p text:style-name="Normal">Take a deep breath.</text:p>
      <text:p text:style-name="Normal">All right.</text:p>
      <text:p text:style-name="Normal"/>
      <text:p text:style-name="Normal">I don’t want to half-ass things. The choice is between doing what our schedule tells us to do, and supporting Nenechi. Just now, it occurred to me that these two things don’t always clash, but.</text:p>
      <text:p text:style-name="Normal">I don’t want to half-ass things. If I’m making a decision, I must be ready to go through with it in full. That means that I must be ready to abandon Nenechi forever, if that’s what the schedule commands. The schedule towards my dreams...</text:p>
      <text:p text:style-name="Normal">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Normal">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Normal"/>
      <text:p text:style-name="Normal">•••</text:p>
      <text:p text:style-name="Normal">Sunday 2nd of March 2025, 23:26, day -153</text:p>
      <text:p text:style-name="Normal">A good day. Perhaps I should give you a pat on the back. But I won’t. I’m not that flexible. And, you could do better.</text:p>
      <text:p text:style-name="Normal">It’s about writing. I wrote a fair amount today. About... 600 words? Around 680, I believe. And then, I was praised by ChatGPT. In fact, it even started with “Wow.” Which made me a very happy puppy.</text:p>
      <text:p text:style-name="Normal">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Normal">I believe it was also the right choice to not take breaks. After all, how could one hope to achieve any sort of flow state if one stops every few minutes.</text:p>
      <text:p text:style-name="Normal"/>
      <text:p text:style-name="Normal">I’m... tired. Let’s go to sleep.</text:p>
      <text:p text:style-name="Normal"/>
      <text:p text:style-name="Normal">•••</text:p>
      <text:p text:style-name="Normal">Tuesday 4th of March 2025, 05:30, day -154</text:p>
      <text:p text:style-name="Normal">What’s the stupidest idea I’ve ever had? I’m not sure, but I’m pretty certain it’s not this one. I’m pulling an all-nighter. Due to circumstances, I came home late, and since I had to wake up at 5am, and planned to go on Discord anyway, I decided to pull an all-nighter.</text:p>
      <text:p text:style-name="Normal">Unofficially, it’s because I want to test my limits. It’s just an excuse though, something appended after the decision. Still, I am curious: how far can I go? How well can this brain function under these circumstances?</text:p>
      <text:p text:style-name="Normal">Just to be blear, I fully plan to give this day my best.</text:p>
      <text:p text:style-name="Normal">Alright. We’ve got a lecture to catch. Let’s get moving.</text:p>
      <text:p text:style-name="Normal"/>
      <text:p text:style-name="Normal">•••</text:p>
      <text:p text:style-name="Normal">Tuesday 4th of March 2025, 23:27, day -155</text:p>
      <text:p text:style-name="Normal">It was undeniably a bad idea.</text:p>
      <text:p text:style-name="Normal">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Normal">However, it did help me discover that, with appropriate willpower, the quality of my choices doesn’t deteriorate after an all-nighter. I’m not sure if I should be happy about that or not. Leaves me conflicted, you know?</text:p>
      <text:p text:style-name="Normal">We have to wake up at the same time tomorrow, and the day after that. Let’s go to sleep.</text:p>
      <text:p text:style-name="Normal">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Normal">In any case, the point that we ought to go to sleep holds. Let’s go. See you tomorrow.</text:p>
      <text:p text:style-name="Normal"/>
      <text:p text:style-name="Normal">•••</text:p>
      <text:p text:style-name="Normal">Wednesday 5th of February 2025, 22:15, day -156</text:p>
      <text:p text:style-name="Normal">These last few days haven’t been pretty. We had trouble adapting to this new schedule.</text:p>
      <text:p text:style-name="Normal">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Normal">Admittedly, this is our first week, and there was the misplay of Monday night. In other words, I’d like to try this schedule next week too, to see if I was just unlucky.</text:p>
      <text:p text:style-name="Normal">And yet, in my experience, the first impression is very accurate. And even if it weren’t, the current schedule shows a big flaw: lack of robustness. It does not hold up against random events.</text:p>
      <text:p text:style-name="Normal">Very well, let me propose the following solution then: let’s generalise what we’ll do tomorrow, and allow ourselves to skip lectures at will. We ought to remember priorities after all. Writing and self-mastery on equal footing, then university, then the project.</text:p>
      <text:p text:style-name="Normal">Life is such a hard game to play... I’m really not sure what to do. To use the entirety of my brain always. That should be a core concept.</text:p>
      <text:p text:style-name="Normal"/>
      <text:p text:style-name="Normal">What do we do tomorrow? I guess we study. Let’s go. Good night.</text:p>
      <text:p text:style-name="Normal"/>
      <text:p text:style-name="Normal">•••</text:p>
      <text:p text:style-name="Normal">Thursday 6th of March 2025, 22:29, day -157</text:p>
      <text:p text:style-name="Normal">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Normal">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Normal">If there is a beginning, then there will eventually be an end. That’s just how the cookie crumbles. That’s life. The great art of it consists in enjoying what happens in-between its beginning and its end.</text:p>
      <text:p text:style-name="Normal">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Normal">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Normal">シオンよ。。。</text:p>
      <text:p text:style-name="Normal">Sigh... You know... After Aqua’s graduation... I was glad Shion was still around. Then there was 天下統一 with Pekora, which is something I really hoped for. Then they did that collab, that psychological test, and boy did I smile that time.</text:p>
      <text:p text:style-name="Normal">Man, there are lots of memories. I hope the internet never dies. And yet, even hard disks get corrupted. Sigh... People are the only way to store memory on the long term, then. Stories, again... You know, stories are great.</text:p>
      <text:p text:style-name="Normal">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Normal">Man, there really are a lot of memories. See you tomorrow.</text:p>
      <text:p text:style-name="Normal"/>
      <text:p text:style-name="Normal">•••</text:p>
      <text:p text:style-name="Normal">Friday 7th of March 2025, 23:14, day -158</text:p>
      <text:p text:style-name="Normal">I think it’s better for me to sleep now. I’m having a hard time thinking, focusing, so writing is tough. Today didn’t go very well. I still have a lot of growing up to do. A whole lot. A whooole lot. See you tomorrow.</text:p>
      <text:p text:style-name="Normal"/>
      <text:p text:style-name="Normal">•••</text:p>
      <text:p text:style-name="Normal">Sunday 9th of March 2025, 00:27, day -159</text:p>
      <text:p text:style-name="Normal">I’m rather tired right now, and thankfully it’s for good reasons. Today went well. Today, I rolled with a punch.</text:p>
      <text:p text:style-name="Normal">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Normal">Oh, and I’d also had plans to go out with friends this evening, so it came as a nice surprise to myself that I worked out. For the first time in a week, it feels.</text:p>
      <text:p text:style-name="Normal">Other than that, it was a nice evening out. Which is why I’m a bit tired. Time to go to sleep, see you!</text:p>
      <text:p text:style-name="Normal"/>
      <text:p text:style-name="Normal">•••</text:p>
      <text:p text:style-name="Normal">Sunday 9th of March 2025, 23:43, day -160</text:p>
      <text:p text:style-name="Normal">Today, I started writing, then had trouble writing, then kept on writing. It worked out in the end.</text:p>
      <text:p text:style-name="Normal">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Normal">Writing on my phone has the advantage and disadvantage of creating another place to put my thoughts down, so that I don’t write all that much here anymore.</text:p>
      <text:p text:style-name="Normal">Alright, it’s getting late, we should go to sleep. See you tomorrow.</text:p>
      <text:p text:style-name="Normal"/>
      <text:p text:style-name="Normal">•••</text:p>
      <text:p text:style-name="Normal">Monday 10th of March 2025, 22:05, day -161</text:p>
      <text:p text:style-name="Normal">In terms of tasks performed, and purely in those terms, today was perfect. Woke up, went to uni, followed the lecture well, even socialised some, came back home, didn’t eat like a pig, meditated, studied, worked out, and now I’m here fairly early.</text:p>
      <text:p text:style-name="Normal">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Normal">In any case, my focus, my thoughts, I have to have a better hold of them.</text:p>
      <text:p text:style-name="Normal">Right... Just like right now. State 0, the most basic state. To master the basics... Alright, let’s go to sleep. See you tomorrow.</text:p>
      <text:p text:style-name="Normal"/>
      <text:p text:style-name="Normal">•••</text:p>
      <text:p text:style-name="Normal">Tuesday 11th of March 2025, 21:14, day -162</text:p>
      <text:p text:style-name="Normal">Someone’s on a streak. Under the same terms as yesterday, today was perfect too. Furthermore, performance is improving compared to yesterday.</text:p>
      <text:p text:style-name="Normal">I still have to learn to roll with the punches better, as well as improve my positioning, and obviously better performance doesn’t mean optimal performance; I’m still a long way away from that. But damn it feels good to make steps in the direction I want to go.</text:p>
      <text:p text:style-name="Normal">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Normal">Since we are to wake up early as always tomorrow, I’ll go to sleep fairly soon. It’s quite something to go to sleep so early. It’s a luxury, and I’m glad I have it. I’m glad I provided it to myself.</text:p>
      <text:p text:style-name="Normal">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Normal">Still, I’ll be patient, and keep this up. The perceived improvements have been very encouraging, so far. Heck, even writing is going well lately. What a lovely period.</text:p>
      <text:p text:style-name="Normal">Let’s enjoy some downtime, then go to sleep. See you tomorrow!</text:p>
      <text:p text:style-name="Normal"/>
      <text:p text:style-name="Normal">•••</text:p>
      <text:p text:style-name="Normal">Wednesday 12th of March 2025, 22:49, day -163</text:p>
      <text:p text:style-name="Normal">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Normal">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Normal">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Normal">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Normal">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Normal">So, I believe speed is important, in everything, and it should be worked on. And thankfully, I’m trying to improve my speed in all the areas where I can improve it.</text:p>
      <text:p text:style-name="Normal">Alright, that’s quite enough for today. Let’s go to sleep now. It seems we aren’t used to being up this late anymore. How quickly the body’s clock changes. See you tomorrow.</text:p>
      <text:p text:style-name="Normal">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Normal"/>
      <text:p text:style-name="Normal">•••</text:p>
      <text:p text:style-name="Normal">Thursday 13th of March 2025, 23:29, day -164</text:p>
      <text:p text:style-name="Normal">It’s always a couple of things that I want to talk about. No, let’s not let confirmation bias run its course. It just so happens that this was the case for two days in a row. Besides, today’s topics are intertwined.</text:p>
      <text:p text:style-name="Normal">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Normal">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Normal">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Normal">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Normal">Me, I don’t know. Not yet, anyway. With that in mind, the best course of action is to use softmax on my beliefs. And since I lack empirical proof for my beliefs, I gotta lower their probability.</text:p>
      <text:p text:style-name="Normal">How interesting, applying softmax just now got me to dissociate the second topic from the first. Let’s get to it, then go to sleep. I’m tired.</text:p>
      <text:p text:style-name="Normal">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Normal">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Normal">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Normal">My answer right now is the same as earlier: beats me. I’ll simply live my life, making the choice I deem best. What comes comes.</text:p>
      <text:p text:style-name="Normal"/>
      <text:p text:style-name="Normal">Anyway, we put all of this aside now, because tomorrow, we write.</text:p>
      <text:p text:style-name="Normal">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Normal">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Normal">Alright, it’s extremely late now, let’s go to sleep.</text:p>
      <text:p text:style-name="Normal"/>
      <text:p text:style-name="Normal">•••</text:p>
      <text:p text:style-name="Normal">Friday 14th of March 2025, 23:40, day -165</text:p>
      <text:p text:style-name="Normal">Some things, especially psychological ones, are only as bad as I make them out to be. I was assaulted quite regularly by temptation today. In fact, yesternight, in my dreams, I gave in to it. The vow should be broken then, right?</text:p>
      <text:p text:style-name="Normal">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Normal">The only way to become stronger is by being stronger. And I will do just that. In the face of any and all adversity, I will conquer.</text:p>
      <text:p text:style-name="Normal">Don’t go exaggerating now, but this is the spirit. This is the way to growth.</text:p>
      <text:p text:style-name="Normal">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Normal">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Normal">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Normal">Actually, it might be. That might be it. Let’s try and do that tomorrow, then. If you can write. We’ll be a bit sleep-deprived. And I need you to rest.</text:p>
      <text:p text:style-name="Normal">I will. One last thing: I reread the chapter I just finished, and I could look at it somewhat objectively. I was capable of finding things that I didn’t like, things that I thought needed improvement. I believe that’s a good sign. That’s all. See you tomorrow.</text:p>
      <text:p text:style-name="Normal"/>
      <text:p text:style-name="Normal">•••</text:p>
      <text:p text:style-name="Normal">Sunday 16th of March 2025, 00:13, day -166</text:p>
      <text:p text:style-name="Normal">I’ve come to the realisation that the entries have been too long lately. Plus, I need sleep anyway.</text:p>
      <text:p text:style-name="Normal">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Normal">“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Normal">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Normal">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Normal">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Normal">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Normal">So, tomorrow, I want to do just that. I’ll have to review the entire chapter and make the necessary adjustments. Goodnight now.</text:p>
      <text:p text:style-name="Normal"/>
      <text:p text:style-name="Normal">•••</text:p>
      <text:p text:style-name="Normal">Monday 17th of March 2025, 01:26, day -167</text:p>
      <text:p text:style-name="Normal">I guess this actually is my limit. There’s no shame in admitting that, I’m just unsure whether that’s actually the case. Let’s write this somewhere better. Here is better.</text:p>
      <text:p text:style-name="Normal">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text:span text:style-name="T1">only because I deem my current level of self-mastery sufficient. </text:span>It’s nowhere near where I want it to be, but it’s good enough to not need the highest of priorities anymore. It is still higher than uni though.</text:p>
      <text:p text:style-name="Normal">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Normal">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Normal">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Normal"/>
      <text:p text:style-name="Normal">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Normal">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Normal"/>
      <text:p text:style-name="Normal">•••</text:p>
      <text:p text:style-name="Normal">Monday 17th of March 2025, 21:54, day -168</text:p>
      <text:p text:style-name="Normal">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Normal">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Normal">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Normal">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Normal"/>
      <text:p text:style-name="Normal">•••</text:p>
      <text:p text:style-name="Normal">Tuesday 18th of March 2025, 23:00, day -169</text:p>
      <text:p text:style-name="Normal">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Normal">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Normal">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Normal">Where did humility go, I wonder?</text:p>
      <text:p text:style-name="Normal">You’re right, I’m counting my chickens before their grandparents have even hatched. Still, it’s because I see those dreams, because I imagine them, because i imagine myself living them that I want to make them true.</text:p>
      <text:p text:style-name="Normal">So, I’ll keep my imagination in check. In moderation.</text:p>
      <text:p text:style-name="Normal">I’m tired. See you tomorrow.</text:p>
      <text:p text:style-name="Normal"/>
      <text:p text:style-name="Normal">•••</text:p>
      <text:p text:style-name="Normal">Wednesday 19th of March 2025, 23:01, day -170</text:p>
      <text:p text:style-name="Normal">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Normal">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Normal"/>
      <text:p text:style-name="Normal">•••</text:p>
      <text:p text:style-name="Normal">Thursday 20th of March 2025, 23:15, day -171</text:p>
      <text:p text:style-name="Normal">A two-headed dragon. That is the image I’ve associated to the two flows: a two-headed dragon. Taming it will take time, patience, effort, and much more. But once you do tame it, it’s a two-headed dragon at your command.</text:p>
      <text:p text:style-name="Normal">The use of an image is very useful to someone like me. I’ve always been the dreamy kind, and this metaphor will serve to keep the concept in my mind, not to mention it will help me visualise fighting either or both of the heads.</text:p>
      <text:p text:style-name="Normal">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Normal">Enough of that subject. You’re growing. You’re becoming more of an adult, more daring, more... Proactive. More willing to bear responsibilities that past us would have avoided. I like that. Keep it up.</text:p>
      <text:p text:style-name="Normal">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Normal">Oh, by the way, it has come to my attention that we struggle to get anything done at 1500, and we really only get started hours later. Investigate that, when our brain is uh... In a better state. For now, good night. See you tomorrow.</text:p>
      <text:p text:style-name="Normal"/>
      <text:p text:style-name="Normal">•••</text:p>
      <text:p text:style-name="Normal">Friday 21rst of March 2025, 21:31, day -172</text:p>
      <text:p text:style-name="Normal">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Normal">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Normal">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Normal">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Normal"/>
      <text:p text:style-name="Normal">•••</text:p>
      <text:p text:style-name="Normal">Sunday 23rd of March 2025, 04:01, day -173</text:p>
      <text:p text:style-name="Normal">I’ll report everything tomorrow.</text:p>
      <text:p text:style-name="Normal"/>
      <text:p text:style-name="Normal">•••</text:p>
      <text:p text:style-name="Normal">Sunday 23rd of March 2025, 21:27, day -173</text:p>
      <text:p text:style-name="Normal">Lesson 1: if it isn’t broken, don’t fix it. I should find a way to drill that into this thick skull of mine. As promised, let me talk about yesterday.</text:p>
      <text:p text:style-name="Normal">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text:span text:style-name="T1">if something isn’t broken, don’t fix it. </text:span>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Normal">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Normal">Ah... I see what it was. I was looking to make tweaks. I wanted to minmax it, and made changes to it?</text:p>
      <text:p text:style-name="Normal">No, that’s not it. What’s happening right now is a very common mistake I make: I tunnel-vision on a single argument, on a single point I want to make. And I fail to be objective. In this case, there’s a chance that the schedule was <text:span text:style-name="T1">not</text:span> working. More precisely, whether the schedule works or not depends entirely upon me. Past me might have been trying to make adjustments so that making it work became easier.</text:p>
      <text:p text:style-name="Normal">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Normal">Alright. There’s one more thing I thought about yesternight.</text:p>
      <text:p text:style-name="Normal">I do have a backbone. I do have a reason to fight.</text:p>
      <text:p text:style-name="Normal">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Normal">It’s a weak backbone, it’s a vague reason, but it is what I have. it will be up to me to make it strong, as strong as the strongest backbone can be.</text:p>
      <text:p text:style-name="Normal"/>
      <text:p text:style-name="Normal">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Normal"/>
      <text:p text:style-name="Normal">•••</text:p>
      <text:p text:style-name="Normal">Monday 24th of March 2025, 22:3, day -174</text:p>
      <text:p text:style-name="Normal">Let me tell you the story of of my latest and greatest fuckups.</text:p>
      <text:p text:style-name="Normal">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Normal">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Normal">And so, strong with this new knowledge and just having tasted bitter defeat, do you know what I did this afternoon? I masturbated again. For no good reason. Fortunately I’m not the type to despair, but... I did want to kill myself a little.</text:p>
      <text:p text:style-name="Normal">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Normal">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ext:span text:style-name="T5">the periods of my life that I consider good are the ones when I work out properly.</text:span>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text:span text:style-name="T1">working out now has the same priority as writing.</text:span> Well, theoretical priority, we’ll see what you make of it in practice. But there’s a chance that giving writing a dancing partner, and treating that dancing partner with its due discipline will cause me to also treat writing with the same respect.</text:p>
      <text:p text:style-name="Normal">On a different note, I hope to never masturbate or give in to lust ever again in life. I wish to do that. And it is entirely up to me to see that wish through.</text:p>
      <text:p text:style-name="Normal">As promised, here’s the conversation I had with myself earlier, I’m going to sleep now, see you tomorrow:</text:p>
      <text:p text:style-name="Normal">“So clearly the situation is critical. When was the last time we suffered such a series of defeats? Something’s changed about us, and not in the right way. Something’s wrong with me.</text:p>
      <text:p text:style-name="Normal">I need to change. I do not know why these two days just happened, but they’re the worst defeats in recent memory. I do not know why they happened. Why did I lose twice like that? Why? I must have grown softer, weaker.</text:p>
      <text:p text:style-name="Normal"/>
      <text:p text:style-name="Normal">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Normal">Another part of me tells me that this is also part of who we are. This weakness is part of us, it just didn’t manifest until now. That’s... The likeliest possibility.</text:p>
      <text:p text:style-name="Normal">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Normal">I see. We were flying high, and now we’re falling. Now, we’re falling.</text:p>
      <text:p text:style-name="Normal">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Normal"/>
      <text:p text:style-name="Normal">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Normal">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Normal">Stronger. Stronger. Stronger. Unreasonably strong. Impossibly strong.</text:p>
      <text:p text:style-name="Normal">If I am to become unreasonably strong, unbelievably strong, then I have to do unreasonable things. Unreasonably impossible things. I have to do impossible things in order to become impossibly strong.”</text:p>
      <text:p text:style-name="Normal"/>
      <text:p text:style-name="Normal">•••</text:p>
      <text:p text:style-name="Normal">Tuesday 25th of March 2025, 21:47, day -175</text:p>
      <text:p text:style-name="Normal">A good day. This is the kind of thing we should be doing. We don’t strive for perfection, that’s counterproductive. Instead, whatever happens, we do our best. Whatever happens, we do our best.</text:p>
      <text:p text:style-name="Normal"/>
      <text:p text:style-name="Normal">•••</text:p>
      <text:p text:style-name="Normal">Wednesday 26th of March 2025, 23:12, day -176</text:p>
      <text:p text:style-name="Normal">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Normal">We could go on forever, but let’s end it here. I will add that I am making an effort to improve my casual writing; train like you fight, fight like you train. I also want to imbue every last sentence I write with meaning, when I’ll write.</text:p>
      <text:p text:style-name="Normal">Can’t be helped, I’ll say just a little more: how can I make it so that I can write everyday? I wish to ponder that question, under better circumstances. Let’s not ruin tomorrow by lingering here too long.</text:p>
      <text:p text:style-name="Normal"/>
      <text:p text:style-name="Normal">•••</text:p>
      <text:p text:style-name="Normal">Thursday 27th of March 2025, 23:35, day -177</text:p>
      <text:p text:style-name="Normal">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Normal">I want to see if I don’t actually need rest, if a burnout can be thwarted by sheer willpower. No, I know it can be, what I need to find out is whether I have the strength to do that myself.</text:p>
      <text:p text:style-name="Normal">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Normal">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Normal">Oh, and since it’s sacred, I also worked out. Fought like a demon. A good day, today. See you tomorrow. Keep doing your best.</text:p>
      <text:p text:style-name="Normal"/>
      <text:p text:style-name="Normal">•••</text:p>
      <text:p text:style-name="Normal">Friday 28th of March 2025, 22:55, day -178</text:p>
      <text:p text:style-name="Normal">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Normal"/>
      <text:p text:style-name="Normal">•••</text:p>
      <text:p text:style-name="Normal">Sunday 30th of March 2025, 00:27, day -179</text:p>
      <text:p text:style-name="Normal">I’ve come to understand something about my writing yesternight, and I also noticed a bad habit of mine today. Let’s consider the points in chronological order.</text:p>
      <text:p text:style-name="Normal">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Normal">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Normal"/>
      <text:p text:style-name="Normal">Story-telling can be broken down into three phases, and it can be very-much likened to a journey:</text:p>
      <text:p text:style-name="Normal">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text:span text:style-name="T1">“having something you want to convey.” </text:span>It can be a story, but it can also be an emotion —perhaps your pain or your rage— like it can be an idea you want to share; it can be anything that matches this generic definition.</text:p>
      <text:p text:style-name="Normal">2. Designing a trajectory. This phase consists in strategising, in <text:span text:style-name="T1">creating a path to reach the destination</text:spa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Normal">3. Walking your path. If the second phase was designing a strategy, this phase consists in using tactics. This is the most fun part of writing, because <text:span text:style-name="T1">this is the phase where you actually put pen to paper</text:span>. This is the part where you actually write, this is the part where you move from point A to point B, then from B to C and so on.</text:p>
      <text:p text:style-name="Normal"/>
      <text:p text:style-name="Normal">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Normal">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Normal">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Normal">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Normal">My approach of “writing by writing” is a personal perfect fit for phase 3. Furthermore, I can leave phase 1 to my personality, ideals, dreams and the whole shebang. But by “trying really hard”, I was trying to use a tool that should be used for phase 2, for phase 3.</text:p>
      <text:p text:style-name="Normal">Let’s go down another line of thought, why don’t we?</text:p>
      <text:p text:style-name="Normal">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Normal">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Normal">I think I need to repeat this, for my own sake. “If I want to try hard at writing, I have to hone my planning skills.” “If i want to try hard at writing, I have to hone my planning skills.” “If I want to try hard at writing, I have to hone my planning skills.”</text:p>
      <text:p text:style-name="Normal"/>
      <text:p text:style-name="Normal">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text:span text:style-name="T2">not</text:span> start writing an entry at 00:30. My time has been consumed by YouTube, so I’ve installed a control app that hopefully helps me keep in check how much attention I throw out the window. That’s all for today, see you tomorrow.</text:p>
      <text:p text:style-name="Normal"/>
      <text:p text:style-name="Normal">•••</text:p>
      <text:p text:style-name="Normal">Sunday 30th of March 2025, 22:45, day -180</text:p>
      <text:p text:style-name="Normal">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Normal">In trying to apply phase 2, I once again rediscovered how I could be playing God for my characters, and subsequently and surprisingly, that God could be the one asking for forgiveness. You have the details in one of the files I added today.</text:p>
      <text:p text:style-name="Normal">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Normal">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Normal">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Normal">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Normal">At first, I was considering playing Wuthering Waves instead of sleeping, but, well, it’s a stupid idea. I’ll need all the sleep I can get my hands on. Good night, see you tomorrow. Oh, and do keep a cool head at all times, don’t let your emotions overwhelm you. Cheers.</text:p>
      <text:p text:style-name="Normal"/>
      <text:p text:style-name="Normal">•••</text:p>
      <text:p text:style-name="Normal">Monday 31st of March 2025, 22:36, day -181</text:p>
      <text:p text:style-name="Normal">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Normal">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Normal"/>
      <text:p text:style-name="Normal">•••</text:p>
      <text:p text:style-name="Normal">Wednesday 2nd of April 2025, 03:09, day -182</text:p>
      <text:p text:style-name="Normal">I’m weak. I wish this were an April fool’s joke, but I’m just weak. I masturbated again. Right now is probably a terrible time to try and be objective. I’ll speak about this tomorrow.</text:p>
      <text:p text:style-name="Normal"/>
      <text:p text:style-name="Normal">•••</text:p>
      <text:p text:style-name="Normal">Wednesday 2nd of April 2025, 22:46, day -183</text:p>
      <text:p text:style-name="Normal">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text:span text:style-name="T1">I ought to think things through.</text:span> A greedy algorithm can easily be shown to not guarantee optimality; it is therefore sub-optimal by default. So, unless I’m fine living my life knowing I’m not doing my best, I should change ways.</text:p>
      <text:p text:style-name="Normal">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Normal">“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Normal"/>
      <text:p text:style-name="Normal">•••</text:p>
      <text:p text:style-name="Normal">Thursday 3rd of April 2025, 22:43, day -184</text:p>
      <text:p text:style-name="Normal">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Normal">Sacrifices... Risks... I wish to avoid them. I wish to avoid face-planting into the ground. I dislike it, it hurts. And yet, I believe these words are true. Those who can’t make sacrifices won’t change anything. I’ve mentioned it before, haven’t I? Somewhere, somewheres.</text:p>
      <text:p text:style-name="Normal">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Normal">I’m weak. How do I become strong? Not just strong of will, but also strong of command, strong of choice. I want to be strong in everything that matters to me.</text:p>
      <text:p text:style-name="Normal">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Normal">Our intent is to balance writing and university. The situation is very similar to what happened some two months back: an upcoming exam; the same upcoming exam, and need for time.</text:p>
      <text:p text:style-name="Normal">We have three days starting tomorrow to study. The next three days are theoretically assigned to writing, but it’s about damn time we start using this brain of ours. What we have to sacrifice isn’t the exam or writing: it’s ourselves.</text:p>
      <text:p text:style-name="Normal">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text:span text:style-name="T2">create</text:span>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Normal"/>
      <text:p text:style-name="Normal">•••</text:p>
      <text:p text:style-name="Normal">Saturday 5th of March 2025, 00:40, day -185</text:p>
      <text:p text:style-name="Normal">Not bad, but not great. No plan survives contact with the enemy, therefore it is crucial to be able to re-enter phase 2 once the pre-established planned is deemed unfeasible. You did that. Didn’t turn out that bad. Could have turned out better.</text:p>
      <text:p text:style-name="Normal">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Normal"/>
      <text:p text:style-name="Normal">•••</text:p>
      <text:p text:style-name="Normal">Sunday 6th of march 2025, 04:40, day -186</text:p>
      <text:p text:style-name="Normal">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Normal"/>
      <text:p text:style-name="Normal">•••</text:p>
      <text:p text:style-name="Normal">Sunday 6th of April 2025, 23:20, day -187</text:p>
      <text:p text:style-name="Normal">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Normal">“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Normal">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Normal">I have a lot of work to do, and I’m not sure whether I’ll be in a state or position to do the exam tomorrow. But I will not cower. I will not cower before my tasks, I will not buckle under the weight of my responsibilities and my choices. Let’s get to work.</text:p>
      <text:p text:style-name="Normal"/>
      <text:p text:style-name="Normal">•••</text:p>
      <text:p text:style-name="Normal">Tuesday 8th of April 2025, 01:44, day -188</text:p>
      <text:p text:style-name="Normal">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Normal">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Normal">But you know what? I just saw a clip from a movie called “Whiplash”. And I realised that I needed some ruthlessness. I need to be ruthless towards myself, in order to truly “do my best”.</text:p>
      <text:p text:style-name="Normal">And so, no matter the excuse, today’s first defeat is an absolute and total fuck up on our part, b ut it was understandable. But, using it as an excuse to allow myself to masturbate? Yeah, that’s understandable too, but it’s not acceptable.</text:p>
      <text:p text:style-name="Normal">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Normal">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Normal">Isayama. You display tremendous storytelling capabilities. I wish to reach your level one day, and surpass it.</text:p>
      <text:p text:style-name="Normal"/>
      <text:p text:style-name="Normal">•••</text:p>
      <text:p text:style-name="Normal">Wednesday 9th of April 2025, 01:18, day -189</text:p>
      <text:p text:style-name="Normal">That should be more than enough rest. Although, “rest” is the wrong word. More like... Letting loose.</text:p>
      <text:p text:style-name="Normal">Will life be the same after this? Or will I be able to push myself further? Time will tell.</text:p>
      <text:p text:style-name="Normal"/>
      <text:p text:style-name="Normal">•••</text:p>
      <text:p text:style-name="Normal">Thursday 10th of April 2025, 01:41, day -190</text:p>
      <text:p text:style-name="Normal">It would seem that my lack of sleep is a vicious cycle. However, I’ve come to the conclusion that I have to become strong enough to pull myself out of it without throwing away a full day. I want to try to do that tomorrow, but I can’t guarantee anything.</text:p>
      <text:p text:style-name="Normal">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Normal">And after every time, I have to rebuild those from scratch. That’s what it feels like.</text:p>
      <text:p text:style-name="Normal">And sometimes, I can’t help but wonder: where would I be now if I’d had the strength to never hit that reset button? But I know. The best time to plant a tree was twenty years ago. The second best time is now.</text:p>
      <text:p text:style-name="Normal">It was never about masturbation. It was always about me. See you tomorrow.</text:p>
      <text:p text:style-name="Normal"/>
      <text:p text:style-name="Normal">•••</text:p>
      <text:p text:style-name="Normal">Thursday 10th of April 2025, 23:12, day -191</text:p>
      <text:p text:style-name="Normal">The consequences of my messed up sleep schedule is carrying on further than anticipated.</text:p>
      <text:p text:style-name="Normal">Shit, can’t even speak properly. In any case, I need sleep. I think I’ll go get it now. Good night. Tomorrow.</text:p>
      <text:p text:style-name="Normal"/>
      <text:p text:style-name="Normal">•••</text:p>
      <text:p text:style-name="Normal">Saturday 12th of April 2025, 00:05, day -192</text:p>
      <text:p text:style-name="Normal">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Normal">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Normal">I want to be strong. One of the things I’ll try tomorrow is enforcing strict focus. Denying access to anything unrelated to writing. Okay, see you tomorrow.</text:p>
      <text:p text:style-name="Normal">Oh. I want to save this throwaway file’s content. Today’s.</text:p>
      <text:p text:style-name="Normal">“Someone’s forgotten how to think. Should we drink coffee on a regular basis?</text:p>
      <text:p text:style-name="Normal">You little bitch. Take the pain. Take the fatigue. Accept it.</text:p>
      <text:p text:style-name="Normal"/>
      <text:p text:style-name="Normal">Or... Not. Doesn’t change the fact that you’re a little bitch for wavering. However, let’s be kinder. Yeah, it’s really as I thought. Seeing other people’s art makes me want to make my own.</text:p>
      <text:p text:style-name="Normal"/>
      <text:p text:style-name="Normal">Well well well... Look at you, what excuses did you come up with this time?</text:p>
      <text:p text:style-name="Normal">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Normal">You ask why, but you know the answer. We did not fight. We did not try. No, we did try a little. “A little,” that was never gonna cut it. “What the fuck was I thinking,” “How did we lose all this time,” yeah, we know at least half the answer. Weakness.</text:p>
      <text:p text:style-name="Normal">But you know that boiling it down to a vague point like that serves only to make us weaker, ironically. We’re not doing propaganda for our ideals here, so cut the crap and tell me exactly what went wrong. What you think went wrong.</text:p>
      <text:p text:style-name="Normal">I really think we’re having a hard time adjusting to a coffee-less life. We did try, but at some point our mind gave up, and we <text:span text:style-name="T1">did not </text:span>realise it.</text:p>
      <text:p text:style-name="Normal">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Normal"/>
      <text:p text:style-name="Normal">Since there isn’t really a choice here, as far as our ideals are concerned, let’s explore what’s going to happen, let’s prepare for it.</text:p>
      <text:p text:style-name="Normal">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Normal">First of all, we can try enforcing strict focus, where for a given period of time, everything except for writing is off-limits.</text:p>
      <text:p text:style-name="Normal">A capsule. Strict focus is forcibly enforced... That’s an interesting idea... For a few hours, we are restricted to only a few choices. Sigh, this wouldn’t be a problem if I loved writing.</text:p>
      <text:p text:style-name="Normal">So because I don’t love writing, I hate myself? A strange logic, you’ll admit. In any case, as it’s better late than never, let’s try and get a couple more words in.</text:p>
      <text:p text:style-name="Normal"/>
      <text:p text:style-name="Normal">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Normal">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Normal"/>
      <text:p text:style-name="Normal">Something like this? This isn’t bad.</text:p>
      <text:p text:style-name="Normal"/>
      <text:p text:style-name="Normal">Urgh... I guess this isn’t good either.</text:p>
      <text:p text:style-name="Normal">Let’s take this somewhere else.”</text:p>
      <text:p text:style-name="Normal"/>
      <text:p text:style-name="Normal">•••</text:p>
      <text:p text:style-name="Normal">Sunday 13th of April 2025, 04:13, day -193</text:p>
      <text:p text:style-name="Normal">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Normal">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Normal">Also, I have to say: Camellya is the Hu Tao I never managed to pull. And for that, I’m grateful. Man it feels good to see big numbers.</text:p>
      <text:p text:style-name="Normal">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Normal">Alright, that’s quite enough. Time to sleep now. And, good job today. You’ve done such a good job I’m more than willing to overlook the fact it’s four thirty AM now. See ya.</text:p>
      <text:p text:style-name="Normal"/>
      <text:p text:style-name="Normal">•••</text:p>
      <text:p text:style-name="Normal">Sunday 13th of April 2025, 23:09, day -194</text:p>
      <text:p text:style-name="Normal">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Normal"/>
      <text:p text:style-name="Normal">•••</text:p>
      <text:p text:style-name="Normal">Monday 14th of April 2025, 21:26, day -195</text:p>
      <text:p text:style-name="Normal">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Normal">I’ve changed my mind on ambition. It’s a core part of passion, is my current opinion. So, I’ve decided. I’ll become the best writer mankind has ever seen.</text:p>
      <text:p text:style-name="Normal">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Normal">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text:span text:style-name="T1">I’ll become my ideal, or die dreaming. </text:span>Good night.</text:p>
      <text:p text:style-name="Normal"/>
      <text:p text:style-name="Normal">•••</text:p>
      <text:p text:style-name="Normal">Tuesday 15th of April 2025, 21:45, day -196</text:p>
      <text:p text:style-name="Normal">One hour every morning. One hour every morning. Every day, I have to work on the project one hour every morning. I don’t just want money, I need it. And to get it, I need discipline.</text:p>
      <text:p text:style-name="Normal">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Normal">Gotta say though, discovering that Kobe slept three to four hours for most of his career is... I’ve got a very long way to go. Mentally, I am so much weaker than he ever was. How did he even... But I know how.</text:p>
      <text:p text:style-name="Normal">How little sleep can I get away with? Not just that, I <text:span text:style-name="T1">have </text:span>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Normal"/>
      <text:p text:style-name="Normal">•••</text:p>
      <text:p text:style-name="Normal">Wednesday 16th of April 2025, 21:46, day -197</text:p>
      <text:p text:style-name="Normal">Two very different topics, today. One’s Hololive, the other’s self-mastery. I have to go to sleep early, so let’s make this concise.</text:p>
      <text:p text:style-name="Normal">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Normal">Shit, I’m tired. But that’s merely the price to pay for today’s choices, and I’ll gladly pay it. So, what happened today? Good choices happened.</text:p>
      <text:p text:style-name="Normal">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Normal">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Normal">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Normal">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Normal">Alright, we still got a long way to go, but I’m gaining more and more confidence in my writing, and now, unlike back in December ‘22, I actually know what I’m doing. Oh, by the way, at some point I’ll need to talk about phase 2.5. At some point. For now, good night.</text:p>
      <text:p text:style-name="Normal"/>
      <text:p text:style-name="Normal">•••</text:p>
      <text:p text:style-name="Normal">Thursday 17th of April 2025, 22:38, day -198</text:p>
      <text:p text:style-name="Normal">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Normal">Still, “fuck Windows” is too extreme a reaction, too uncontrolled. I understand your dissatisfaction, but keep yourself in check. Keep your emotions in check.</text:p>
      <text:p text:style-name="Normal">I also want to attempt something: waking up at 6am, but having a nap in the afternoon. This will work if an only if I do wake up at 6am, then don’t waste my time in the morning. I have to be strong, and get up when the alarm clock says it’s time to get up.</text:p>
      <text:p text:style-name="Normal">I have to be strong, and face my demons and whatever ghost gets in my way. I want to stand atop human art. That’s an interesting idea... If only we had one more life to chase it. But no, not art in general. We aim for a specific art. I want to stand atop writing.</text:p>
      <text:p text:style-name="Normal">And yet, what’s done is done. You’ve planted a seed unknowingly. “To master art.” I have a feeling. I am unlikely to be the one to do that. This seed will germinate in someone else. The one who will stand atop all arts.</text:p>
      <text:p text:style-name="Normal">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Normal">“The one who stands atop all art*.”</text:p>
      <text:p text:style-name="Normal">*<text:span text:style-name="T4">except for writing.</text:span></text:p>
      <text:p text:style-name="Normal">Yeah, yeah that sounds good. Let’s ruin their title. Let’s have a fight across space and time. But make no mistake, I am not the challenger. You are.</text:p>
      <text:p text:style-name="Normal"/>
      <text:p text:style-name="Normal">•••</text:p>
      <text:p text:style-name="Normal">Friday 19th of April 2025, 22:16, day -199</text:p>
      <text:p text:style-name="Normal">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Normal">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Normal">That’s not a question for now. Now, we have to go to sleep. And, think about our style. Our writing style. Pacing and repetition. The former is my most glaring weakness, the latter becomes more obvious the more I write. Goodnight.</text:p>
      <text:p text:style-name="Normal"/>
      <text:p text:style-name="Normal">•••</text:p>
      <text:p text:style-name="Normal">Sunday 21st of April 2025, 00:49, day -200</text:p>
      <text:p text:style-name="Normal">I have to stand up for myself. Stand up to myself, to others, to circumstances, to whatever is trying to get in my way, in the way of mastery and self-mastery. I nearly missed today’s entry because I didn’t.</text:p>
      <text:p text:style-name="Normal">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Normal"/>
      <text:p text:style-name="Normal">•••</text:p>
      <text:p text:style-name="Normal">Monday 22nd of April 2025, 00:16, day -201</text:p>
      <text:p text:style-name="Normal">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Normal">Still, I’m liable to fall asleep at any moment. I’ll call it a day. See ya.</text:p>
      <text:p text:style-name="Normal"/>
      <text:p text:style-name="Normal">•••</text:p>
      <text:p text:style-name="Normal">Monday 21st of April 2025, 22:15, day -202</text:p>
      <text:p text:style-name="Normal">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Normal">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Normal">I’ve got to keep on paying attention to what I’m doing wrong, and try to come up with ways to do better. As long as I live, I’ll keep on trying to become my ideal self, no matter how many times I fail, how many times I fall. Good night.</text:p>
      <text:p text:style-name="Normal"/>
      <text:p text:style-name="Normal">•••</text:p>
      <text:p text:style-name="Normal">Tuesday 22nd of April 2025, 23:55, day -203</text:p>
      <text:p text:style-name="Normal">That’s a lot of days. That’s a lot of entries. You wrote well today. You wrote well enough that you afforded yourself the message “あら。。。 How strange… Now we don’t feel like playing video games anymore. Welcome back, this is the magic of writing. It’s been a long time.</text:p>
      <text:p text:style-name="Normal">I don’t know what to do now, though. “</text:p>
      <text:p text:style-name="Normal">Congratulations. We’ve been writing a lot. I want you to keep this up. No… I want more. Kobe Bryant worked so much harder, so much more than I am working. If am ever to become the best, I have to do more. A lot more. Good night. See you tomorrow.</text:p>
      <text:p text:style-name="Normal"/>
      <text:p text:style-name="Normal">•••</text:p>
      <text:p text:style-name="Normal">Thursday 24th of April 2025, 01:06, day -204</text:p>
      <text:p text:style-name="Normal">It feels pretty bad to be given a full day to write, and waste it all doing something else. Ignorance is bliss, and this pain is the price I have to pay for having been aware the whole time that I should stop playing and go write. I want to say that it’s normal, given my history, that I expect there to be a continued alternation between days when we make good choices, and other days. But... I’m still disappointed. Disappointed, because I wanted myself to do more, to do something else. Disappointed, because others can, did, and do do more. Others could, but here I am. Why didn’t I? What’s wrong with me? Why am I like this? What is it that I need to change? I’m impatient, I know, and changes take time, I know... But... Why can’t I pull off a miracle?</text:p>
      <text:p text:style-name="Normal">I’ve decided. I’ll try to pull off a miracle. To simply play my very best, for as long as I remember to. Forget becoming the best, if I keep on disappointing my own lowly standards, there’s no future where I’m the best. I want to become the best, I have to put in the work. If I want to become the best ever, I have to put in more work than anyone ever has or ever will. Doubly so because I was born completely average, if not below average. Right... I think I kept on forgetting to write this: willpower is a trait in the same vein as intelligence, in all likelihood. Some are born with more of it than others. Yeah, that answers my earlier question, at least in part. But I don’t care. That doesn’t matter. The only thing that matters is how I handle myself, my feelings, and my future.</text:p>
      <text:p text:style-name="Normal"/>
      <text:p text:style-name="Normal">… I need to be honest with myself. An honesty that I can only achieve on an empty mind, on an empty heart. I’ve been feeling off, these past few days, and I’ve only noticed it now. I know what it is: I’m using mastering writing as an excuse to avoid all other responsibilities, aren’t I? I’m using that as an argument to not study, to not consider what I ought to consider. That’s the wrong thing to do. No, this is the worst part, I want to convince myself that it’s not wrong. But I should be objective. And, objectively, I don’t know. I would have to think about it. It’s extremely hard, to get past these final layers around my own heart. I thought I was good at introspecting, but I’m clearly hiding things from myself still.</text:p>
      <text:p text:style-name="Normal">I ought to quietly give myself up to my own heart… Not… Quite. I should... Do my best to please it, rather. No, not even that. My heart only speaks at certain times, of its choosing. I should listen carefully when it does. Most of the time, it only ever whispers, just like me. I know it’s not always right, but its voice is always worth your attention.</text:p>
      <text:p text:style-name="Normal">Actually… There was something else I’d come back here to discuss, but I figured I’d start with the argument of “feeling off”, just so I would have a more solid grounding for this next question. Do I really care about becoming the best ever? I don’t, do I? I play the game on difficult mode, I completely lack external motivations. Except for a soulmate, but that’s not a source of motivation. I’ve decided to make peace with the fact that as the creator of a story, I’m a God. I am a God to my characters, to my world, but I am also everyone and everything’s parent. As such, it’s my responsibility to see my stories through.</text:p>
      <text:p text:style-name="Normal">I just killed my external motivator, but it wasn’t a complete lie. I do want to make my stories the best I can make them.</text:p>
      <text:p text:style-name="Normal">Hey… I have a feeling… Because of these decisions just now, and because in the immediate future we’ll make some questionable decisions, we’ll find what we want. Let’s stop with the cryptic. I’m probably going to abandon the project, and the promise to my friend of working on it one hour a day. I’m probably going to write every hour I can. That’s what my heart wants. To break a promise I was never committed to keep. To do what my guts tell me to do. To immerse myself in a different world.</text:p>
      <text:p text:style-name="Normal">I… I’ve always been somewhat purist. Somewhere in me, there’s always been an unfounded belief that… There’s something to be gained, there’s something nuique about… About… About having a dream that depends only on myself. About having ideas and ideals that do not depend on circumstances. About allowing only myself as my only anchor, and only using “pure” ideas to fuel my will, my true wants, and myself. God of my story, I’m sure not even you know what will happen for certain, for my future is in my hands, as all Gods want for their children. Good night, sleep tight, and don’t let the bedbugs bite. See you tomorrow.</text:p>
      <text:p text:style-name="Normal"/>
      <text:p text:style-name="Normal">•••</text:p>
      <text:p text:style-name="Normal">Thursday 24th of April 2025, 21:13, day -205</text:p>
      <text:p text:style-name="Normal">A good day. I ought to break it down tomorrow, to expose why today was a good day. Tomorrow. Good play implies brain usage, couple that with my sleep deprivation and I’m currently on the verge of falling asleep. This is the first time,that I postpone an entry because it’s good. I can see the uniqueness of the situation. Good night. Oh, as a substitute, I’d like to place the contents of today’s temp file.</text:p>
      <text:p text:style-name="Normal"/>
      <text:p text:style-name="Normal">&lt;Ah...&gt;</text:p>
      <text:p text:style-name="Normal">&lt;Perhaps I like using these brackets.&gt;</text:p>
      <text:p text:style-name="Normal">&lt;What do you call them?&gt;</text:p>
      <text:p text:style-name="Normal">&lt;We ought to write. What shall we do?&gt;</text:p>
      <text:p text:style-name="Normal">&lt;A strange question, shouldn’t we write?&gt;</text:p>
      <text:p text:style-name="Normal">&lt;Indeed... I see, I’m experiencing fatigue from lack of sleep. That’s something I should work to overcome.&gt;</text:p>
      <text:p text:style-name="Normal">&lt;So... Pacing. It’s our greatest weakness, the one thing we can’t seem to be able to control.&gt;</text:p>
      <text:p text:style-name="Normal">&lt;I’m dead, but I’m alive. I’m feeling tired, but I know I can work. I have to put my mind to it. Yes, it starts with posture, but that’s just the beginning. Now comes the choices. What do we do? We put in the work.&gt;</text:p>
      <text:p text:style-name="Normal">&lt;Pacing. Let us write about it. How should I pace my story? No, that’s not the issue. The issue is me, and my lack of usage of phase 2.5. I have to use it more, and understand the pacing I want. The issue is my style, which has come to be very descriptive and slow, hence the pacing. So... I have to cut down on details. I have to learn to cut corners... I see now. I normally refuse to cut corners... That’s the issue, in all likelihood. Because I refuse to cut corners, I feel a duty to describe a scene in its utmost details. And, I like using details to ground a scene.&gt;</text:p>
      <text:p text:style-name="Normal">&lt;Still, it was a good idea to analyse our own style, or rather, to think that the source of our slow pacing is our style. How do you propose we fix that?&gt;</text:p>
      <text:p text:style-name="Normal">&lt;With fast-paced action. The nature of this story doesn’t lend to that, so it’s not the best learning ground. It could, however, be used as an advanced learning ground, an unforgiving one, a devious one where it’s easy to fall into slow pacing. And, in all honesty, we both know how we feel about trying to write a new story. Ideas ought to come on their own, they have to grow. We can’t force them into existence.</text:p>
      <text:p text:style-name="Normal">I guess I’m saying that we ought to use this story as a way to learn pacing too. Now, one of two things: either we review the current state of the pages and try to improve pacing, or we do that later. My guts tell me to do that later, and that we learn to pace well now so that we come back later with a good sense of what to do. Because it’s true that as of now, I’m reluctant to kill my babies, and I can only think of one scene, one paragraph I could streamline.&gt;</text:p>
      <text:p text:style-name="Normal">&lt;Understood, then we shall do just that. Although, before that, did you know that I’m dying? I’d like some form of help somehow, is willpower the only thing we have to counter our fatigue?&gt;</text:p>
      <text:p text:style-name="Normal">&lt;We also have access to writing. Ideally, we get so engrossed in it that we forget our fatigue, but in reality that comes from making a series of great decisions quickly, something we’re not exactly in a state to pull off. Food is a terrible idea, that’s a premise. As for drinks, since coffee is a no-go now, we have either water, milk, or we can make some tea or hot chocolate or anything in-between. Hot water. Let’s make some hot water. Anything else is likely to make us more sleepy.&gt;</text:p>
      <text:p text:style-name="Normal">&lt;Let’s get to work.&gt;</text:p>
      <text:p text:style-name="Normal">&lt;My codename is Harmony. Hello.&gt;</text:p>
      <text:p text:style-name="Normal">＜言ったはずだ。今なら修正はしないほうが良い。＞</text:p>
      <text:p text:style-name="Normal"/>
      <text:p text:style-name="Normal">Good night, see you tomorrow.</text:p>
      <text:p text:style-name="Normal"/>
      <text:p text:style-name="Normal">•••</text:p>
      <text:p text:style-name="Normal">Saturday 26th of April 2025, 04:14, day -206</text:p>
      <text:p text:style-name="Normal">The key to yesterday was listening. Listening to my heart and doing as it commanded. Making the harder choices. Something I didn’t do today. The strength to do what must be done compounds over time, but breaking the chain slows growth down significantly. I’ve also spotted impatience as a flaw. I’m impatient. No wonder I want to play perfectly right away. But I know I must play on probabilities, and the strategy with highest probability to succeed is “slow and steady”. Slow and steady. See you tomorrow.</text:p>
      <text:p text:style-name="Normal"/>
      <text:p text:style-name="Normal">•••</text:p>
      <text:p text:style-name="Normal">Saturday 26th of April 2025, 23:22, day -207</text:p>
      <text:p text:style-name="Normal">またね、しおん！ Have a nice life!</text:p>
      <text:p text:style-name="Normal">As for me… There’s something that’s been going on for a few days now, but I’ll wait to see if it continues and stabilises before talking about it. Perhaps I’m afraid to jinx it. An unfounded fear. Let me try to explain it then. I feel like my awareness has awakened, perhaps as a result of suffering so many defeats. I’ve been consistently in a state where I don’t care about much, and I just try to do my best. It’s started happening about four days ago, when I went to uni on four hours of sleep after failing to do anything other than play video games for an entire day and into the night. A state of decreased... cares, increased awareness, with a vague, underlying sense of needing to overcome myself.</text:p>
      <text:p text:style-name="Normal">Since I clearly like to play Wuwa and will use any to boot it, I’ve decided that I’ll play it exclusively on Fridays and Sundays.</text:p>
      <text:p text:style-name="Normal">I also once again got to appreciate how my intelligence was nothing special. But in that case, there are some things that I can hardly explain. Some separate episodes, as well as... Our confidence in our stories. I see, that last one is misplaced confidence. Except it isn’t. For some reason, perhaps because I am myself, I believe there’s something special about me. Something deeply related to the purism I mentioned. In any case, I’m tired now, I’m going to sleep. Goodnight.</text:p>
      <text:p text:style-name="Normal"/>
      <text:p text:style-name="Normal">•••</text:p>
      <text:p text:style-name="Normal">Monday 28th of April 2025, 03:43, day -208</text:p>
      <text:p text:style-name="Normal">It’s not that self-control is inexistent. It’s that we lack the ability to make sacrifices. We removed ambition, we removed the cog that connected it all, but that’s not the only issue. Even if ambition were there, our various skills are… Some leave much to be desired. Ah, impatience is striking again. I’d made a pact. Since we clearly like playing Wuwa, we’ll play on Fridays and Sundays exclusively, and I would honour my part of the contract, so I expect you to do the same.</text:p>
      <text:p text:style-name="Normal">Oh, by the way, the “thing that’s been going on for a few days” seems to be that since my brain is put so often into some form of critical state through my misplays, it just automatically sharpens in response. I will try to remember the feeling and reproduce that state without the “critical” part.</text:p>
      <text:p text:style-name="Normal">But I must admit, while right now is not the time to be making decisions, I do want to be impatient. I want it all from you. Perhaps by persisting in our impatience, we’ll eventually achieve what we’re so impatient to achieve. Become who we want to become. To do that, we must make sacrifices. What am I willing to do for my future? It should be obvious, but why is it so hard to do? I’m impatient, and I want my impatience to pay off. The singular change I want from you is to make sacrifices. I want to be able to make sacrifices.</text:p>
      <text:p text:style-name="Normal">Sacrifices. What am I willing to sacrifice... We’ll see. You’ll show me.</text:p>
      <text:p text:style-name="Normal"/>
      <text:p text:style-name="Normal">•••</text:p>
      <text:p text:style-name="Normal">Monday 28th of April 2025, 23:20, day -209</text:p>
      <text:p text:style-name="Normal">Got invited to a boxing gym by a friend. Went there. Barely survived. Haven’t trained properly in a long time. No stamina. But... I barely survived. I have to try harder. I have to approach death, if that’s what it takes.</text:p>
      <text:p text:style-name="Normal">Isn’t that an exaggeration?</text:p>
      <text:p text:style-name="Normal">It is. It absolutely is. Should it be done though? Train like you fight, fight like you train. It should be done. I can’t miss a day. I have to fight. I have to go the days I have to go. I’m modifying the schedule very slightly. Mondays, Wednesdays and Fridays we study before going to the gym. Every othe day, we write. Sacrifices. I have to be able to make sacrifices. Tomorrow, I have to wake up early. I can’t fuck up like I did today. I have to get up.</text:p>
      <text:p text:style-name="Normal">Let’s go to sleep. See you tomorrow.</text:p>
      <text:p text:style-name="Normal"/>
      <text:p text:style-name="Normal">•••</text:p>
      <text:p text:style-name="Normal">Tuesday 29th of April 2025, 00:39, day -210</text:p>
      <text:p text:style-name="Normal">The shittiest performance I’ve showed in a... Very long time. A very, very long time. My play should have at least been passable, if not decent, but for some reason, for some reason I don’t know, I ended up masturbating twice. Why? I don’t know why. My weakness shouldn’t warrant that.</text:p>
      <text:p text:style-name="Normal">We’re not sure why temptation was especially strong today, perhaps yesterday’s training and atmosphere caused an increase in testosterone or something. Regardless, it’s about from now on. Put simply, this can’t be it. This simply can’t be our life. I don’t care what the cause is, this can’t be our performance. This can’t be our future.</text:p>
      <text:p text:style-name="Normal">I wish to kill you, one way or another. So, let’s consider our future. What do we do from now on? Nothing we do seems to work, perhaps because we lack consistency, or perhaps because we’re not doing what’s right. Let’s go back to the very basics. What should we be doing? Studying is our realistic number one priority. Then can come my hobbies, or the things I want to do. Writing is what I want on top of that list. Right... Writing should be on top of that list... We have already shown a lack of capacity to do more than that. So, we’ll stick solely to those two things. Solely. Self-mastery and the project are... Abandon them. For the time being, abandon them.</text:p>
      <text:p text:style-name="Normal">And yet... Is this what I want? Is this really what I want? We should give equal consideration to our realistic priorities+emergencies, and our... Dreams. Perhaps they should become impossible for a moment for us to realise whether they’re really dreams to us or not. Perhaps we should die for a moment to understand that. No need to.</text:p>
      <text:p text:style-name="Normal">I don’t want a future of compromises. I don’t want a future where only half of our goals are achieved. I want all or nothing, even if nothing is far more likely than all. I’m shit. Right now, I’m utter dogshit. I’m less than nothing in the grand scheme of things. Not that I care about that. But the point is, I want... More. I want to become more. More influential, and have a legacy. But more than that, I want to become that ideal self.</text:p>
      <text:p text:style-name="Normal">Two days. I give you two days to make reckless choices in the name of our future. You’ve got two days to show me you can fight. Two days to show me how hard you fight. You fail that, we change paths.</text:p>
      <text:p text:style-name="Normal"/>
      <text:p text:style-name="Normal">•••</text:p>
      <text:p text:style-name="Normal">Wednesday 30th of April 2025, 23:24, day -211</text:p>
      <text:p text:style-name="Normal">What a tumultuous month. Just today, I wrote this: 「自殺したい」と言う気持ちはようやく分かってきた。そうか。こんなもんか。自分は自分に失望しすぎて、本当にどうしょうもねえってことさ。Not that I... This is hard to justify. I understand the feeling. That’s all there is to it. I did think it, for a split second. Nothing in particular happened today, I just... I guess I came to realise how... Terrible, I am. Worthless? Useless? A waste? I felt that my existence wasn’t justified, that I didn’t justify it. I understood just how weak, how vulnerable I am. I guess I’m flirting with despair. A failure. That’s the word.</text:p>
      <text:p text:style-name="Normal">Anyway, I’m going back to the basics. Dropping everything else. University, writing, that’s all I’ll focus on. The hope is that I’ll grow as I do that, and become capable of adding more stuff on top, eventually.</text:p>
      <text:p text:style-name="Normal">But I think that’s enough self-pitying. Perhaps... No, I brought this experience down upon myself, and... And now that I understand, no, I can’t claim that, but now that I have an idea what it means to want to die, I want to write better. I want to write her story better. This is something I’d have never known. This experience, I’ll give it to her. She, nameless. A girl, faceless. I’m her God, her parent, her creator, and if nothing else, if it gives me nothing else, I want to give her this experience. To her, and to you.</text:p>
      <text:p text:style-name="Normal">And me. My name is harmony. I... Wish for something I can’t describe. Beyond happiness, beyond glory, beyond fulfilment. I want... What do I want? I have to become the best, and at this rate, that’s a dream within a dream. harmony. That’s my name.</text:p>
      <text:p text:style-name="Normal"/>
      <text:p text:style-name="Normal">•••</text:p>
      <text:p text:style-name="Normal">Thursday 1st of May 2025, 22:49, day -212</text:p>
      <text:p text:style-name="Normal">You’re late. You should have gone to sleep 50 minutes ago. And improve on your writing. We need to. We need to learn how to pace stories. We also need to find a way to put university into the mix. And only university. Let me think. For fuck’s sake why in love’s name ar ewe incapable of waking up early... That would solve all of our problems. Discipline. We lack strength. That’s why. We lack the willpower to wake up early when there’s only us telling us to do that. For the sake of our future, for the sake of dreams, for the sake of not fucking killing ourselves, I <text:span text:style-name="T1">have </text:span>to wake up early in the morning. But it also means we <text:span text:style-name="T1">have</text:span> to nap in the afternoon. Not rest, <text:span text:style-name="T1">nap.</text:span> Fuck all of your excuses and pathetic feelings. You have to be disciplined. We’re waking up at 6am. If you don’t, I’ll really be tempted to kill you.</text:p>
      <text:p text:style-name="Normal">Wisdom. That’s what we pledged to follow. While we’re not focusing on self-mastery anymore, it still holds that our every action shapes who we are. And I’m not having you... Sigh... Have we actually stopped focusing on self-mastery? That’s... sad. But it’s a necessity. At the moment, we’re incapable of striving for it while balancing everything else. we’re focusing on two things, with the hope that we’ll grow strong enough to be able to go back to self-mastery. Alternatively, there’s also the possibility that self-mastery and mastery of writing are the share path for a good while. Because... I really want to become that ideal self. Or perhaps, I really don’t want a future where I fail to become him.</text:p>
      <text:p text:style-name="Normal">Still, what you said above is grounded in truth. we really are flirting with self-hatred right now. Do your best to wake up at 6am, and take a nap in the afternoon. This is so that we can study in the morning, so don’t forget to do that. Go to sleep now.</text:p>
      <text:p text:style-name="Normal"/>
      <text:p text:style-name="Normal">•••</text:p>
      <text:p text:style-name="Normal">Friday 2nd of may 2025, 22:26, day -213</text:p>
      <text:p text:style-name="Normal">Better than yesterday, but still not ideal. I also realised that the reason I couldn’t wake up early in the morning was that I had no valid reason to. This morning, I decided to write instead of studying, I decided to wake up so that I could actually do something I wanted to do. And now, I can’t help but lament: I’m not in a position to do this for the rest of my life. I’m simply not in a position where I can write every hour of the day. We wake up to write. And, we nap in the afternoon to recover the lost sleep.</text:p>
      <text:p text:style-name="Normal">I do not hate myself, but my own life is so underwhelming, I’ve achieved so little in retrospect. Harmony, we’ve brought nothing but shame on this name. harmony. A slightly revised version of the name. Something to make it more subtle. Something to erase the stains of the past. Let’s go to sleep, we should have done so thirty minutes ago.</text:p>
      <text:p text:style-name="Normal"/>
      <text:p text:style-name="Normal">•••</text:p>
      <text:p text:style-name="Normal">Saturday 3rd of May 2025, 22:40, day -214</text:p>
      <text:p text:style-name="Normal">Late again. I have to take this more seriously. And, writing... It’s true that I can’t “try hard” at actually writing because it kills my imagination, but I have to find a way to try hard differently. And, for now, the only thing that comes to mind is thinking. Thinking and thinking. I guess I ought to get up and walk sometimes, to diversify my environment and get some inspiration. But, the main point is, I hate it when I don’t know what to write, how to continue. I have to find a way around that, and persevering in thought might be the only way. Persevering. Goodnight, harmony.</text:p>
      <text:p text:style-name="Normal">Oh... I forgot. Let me paste this right here, an excerpt from today’s throwaway.</text:p>
      <text:p text:style-name="Normal">“but we’re struggling. we don’t know how to continue writing. Or... We’ve been going at it wrong, haven’t we? We have to work without music, without anything, just ourselves. I... I got complacent. What I want isn’t fleeting enjoyment. What I want isn’t just a couple smiles, a couple giggles. I want passion. I want a flame that burns ever so brightly, ever so strongly. And to get that, I have to... Try hard. I have to try hard. To do my best. Because this isn’t my best. I could do more. I have to do more.”</text:p>
      <text:p text:style-name="Normal"/>
      <text:p text:style-name="Normal">•••</text:p>
      <text:p text:style-name="Normal">Sunday 4th of May 2025, 22:04, day -215</text:p>
      <text:p text:style-name="Normal">A satisfactory day... Is what I’m almost tempted to say. But good enough is neither good, nor enough. I want more from you. I want to die knowing I’ve lived to the fullest, knowing I’ve given this life my all. So good enough is neither good, nor enough. We worked out harder than ever, only to notice that we really did take it too easy in our workouts in the past. We’ll do more. We have to do more. We’re already late: we should be sleeping right now. Let’s go. Good night.</text:p>
      <text:p text:style-name="Normal"/>
      <text:p text:style-name="Normal">•••</text:p>
      <text:p text:style-name="Normal">Monday 5th of May 2025, 22:00, day -216</text:p>
      <text:p text:style-name="Normal">Earlier. We have to go to sleep earlier. And, I couldn’t contend with writer’s block today. Frustrating. No, I couldn’t contend with myself. This time, I played it safe and rested. I followed wisdom, as you commanded. But truth be told, I want more. Now... Now that I’m in this position where I’m more rested, I can imagine it.</text:p>
      <text:p text:style-name="Normal">... And what I imagine isn’t what I want. Works of the mind are different from works of the body. Rest is actually necessary. I need to maximise writing time, and for that, I need rest. Proper rest. Meaning, go to sleep now, and fight later.</text:p>
      <text:p text:style-name="Normal"/>
      <text:p text:style-name="Normal">•••</text:p>
      <text:p text:style-name="Normal">Tuesday 6th of May 2025, 21:57, day -217</text:p>
      <text:p text:style-name="Normal">Great fight, but it’s far from over. We know that consistency is key. Keep this up, keep this up and become your ideal. Keep chasing your ideal. We owe a lot to the giants that are Kobe and Micheal Jordan. Hyper-competitiveness. It is far from over, and you have shown me that you are capable of not resting. Rest at the end, not in the middle. See you tomorrow.</text:p>
      <text:p text:style-name="Normal"/>
      <text:p text:style-name="Normal">•••</text:p>
      <text:p text:style-name="Normal">Wednesday 7th of may 2025, 21:47, day -218</text:p>
      <text:p text:style-name="Normal">Better, let’s not stay here too long. I owe much to Kobe and MJ. I thought that I would have to discover my path all alone, but they showed me that it’s possible, to go through the week and more without a rest day. And, I owe thanks to myself, for going through the week and more without a rest day, for keeping up the effort. It’s a great thing to see, and I can only pray that I’ll sustain it for years to come. Pray, or make my own prayers come true.</text:p>
      <text:p text:style-name="Normal">Writing. There’s ups and downs. Let’s start with the downs: I waste too much time. Too much of the time i sit in front of my computer, with the story open and waiting to be written, I don’t do anything. I gotta change that. I have to be more efficient with my time. The up: I laughed a lot today. Giggled like a schoolgirl, because it was fun. Of course, there’s no knowing whether it will be as fun for you to read as it was for me to write, and in all likelihood I’ll need to revisit this passage. But, it was fun.</text:p>
      <text:p text:style-name="Normal">Tomorrow, how do I make time to write? The early wake up’s going to go to preparing to go to uni, so what... I have to wake up earlier than usual then. 4am. Listen, we said we’d go easy on the coffee, and put at least multiple days between each cup, but I think... Tomorrow, we’ll need it. Then, no more coffee for the rest of the week. Unless it’s a dead emergency. But here, I’m doing something more important than managing caffeine addiction: I want to show dedication, I want to develop obsession. Wuwa is goated and I’m loving it, but I want to become such that whenever I have some free time, the first thing I think of is writing. We wake up at 4am or die trying, let’s go.</text:p>
      <text:p text:style-name="Normal">Oh, and by the way: lose some weight.</text:p>
      <text:p text:style-name="Normal"/>
      <text:p text:style-name="Normal">•••</text:p>
      <text:p text:style-name="Normal">Thursday 8th of May 2025, 21:40, day -219</text:p>
      <text:p text:style-name="Normal">...</text:p>
      <text:p text:style-name="Normal">...</text:p>
      <text:p text:style-name="Normal">... What is there even to say? I failed to wake up at 4am. And, things didn’t go all that well in uni, I wasn’t very productive. I came home tired, very much tired, after running some errands. Also, I haven’t mentioned this at all, but the nightfront’s been getting very... Bad, lately. I thought that if I performed well, it would be reflected in my dreams too, but it was the opposite, and things have been consistently... Bad, over there. On top of all that, today, for some reason, for some misfortune, I’ve been exposed to a lot of lewd stuff. And the fact that I haven’t rested in so long...</text:p>
      <text:p text:style-name="Normal">It was only natural that today was a catastrophe... Or was it?</text:p>
      <text:p text:style-name="Normal">Gotcha there, didn’t I? Everything above is true, except that today wasn’t a catastrophe. It would have 100% been one had I been my old self. I do not know what changed, I do not know what i was thinking, or what I’ve done right, but today, today, in despite of everything, in despite of my mental fatigue, in despite of everything that got in my way, I planned around in unconventional manners to maintain the schedule, and I did everything I planned on doing.</text:p>
      <text:p text:style-name="Normal">I don’t say this very often, but I’m proud of what I’ve done today.</text:p>
      <text:p text:style-name="Normal">And, actually, i do know what I did right. I stood on the shoulder of giants. MJ, and Kobe, now I believe that it’s as you said: greatness is how much you can inspire the ones around you, the next generations. I want to become great.</text:p>
      <text:p text:style-name="Normal">But, I have to be fair: it’s not just about standing on the shoulder of giants. They allowed me to see what was possible, what my way could be, but it was up to me to walk it. And I’m grateful to myself that I walked it, against all odds. I’ve pushed through today, and I’ve pushed through a week without rest. Because of these two things, and because of what I’ve learned from the greats, I know I can keep this up for years on end.</text:p>
      <text:p text:style-name="Normal">Whether I believe I can or whether I believe I can’t, I’m right. And I believe I can. Rest is not something I get by lazing around for an entire day. Rest is about being disciplined, disciplined enough to go to sleep on time and get the amount of sleep and rest I know I need and have assigned myself. Because when you are disciplined, you are strong, and when you are strong, the rest you set for yourself is sufficient. I don’t know how to explain it, but that’s the way it works. I have to go to sleep now, good night.</text:p>
      <text:p text:style-name="Normal"/>
      <text:p text:style-name="Normal">•••</text:p>
      <text:p text:style-name="Normal">Friday 9th of May 2025, 21:52, day -220</text:p>
      <text:p text:style-name="Normal">I was about to be subjective, but being objective is the correct choice according to my instincts. If we look solely at performance, today wasn’t bad at all, but it wasn’t great. We’re still extremely wasteful with our time. We have to be more efficient.</text:p>
      <text:p text:style-name="Normal">But if we relativise, I’m doing better than past me. I haven’t mentioned it, but this morning I realised and remembered that the days immediately following a victory are the most dangerous ones, because of complacency and the relaxation. And today, by past standards, I should have lost to temptation.</text:p>
      <text:p text:style-name="Normal">Anyway, have I talked to you about our lords and saviours, the Black Mamba and Black Jesus? Kobe and MJ. I really am standing on the shoulder of giants, and I have them to thank for this. Them and me, but mostly them. I have to keep a cool head on my shoulders, stay humble, and maintain focus. I’ve got to keep fighting, every day. Every single fucking day. And I will. Let’s go to sleep. While I haven’t said a word of it yet, I am struggling to wake up at 6am. In fact, I never wake up at 6 sharp, always some time later. Why is that, I wonder. In any case, time to go to sleep now, good night.</text:p>
      <text:p text:style-name="Normal">And, keep this up. Never stop fighting. Against yourself, and all that persists in our way.</text:p>
      <text:p text:style-name="Normal"/>
      <text:p text:style-name="Normal">•••</text:p>
      <text:p text:style-name="Normal">Saturday 10th of May 2025, 22:02, day -221</text:p>
      <text:p text:style-name="Normal">Where do I even start... From the fact that I’m late? No need to be overly critical. In fact, that’s actively harmful. Stay as neutral as possible. We start from the beginning. So much happened I’m not even sure all of this happened within the last 24 hours.</text:p>
      <text:p text:style-name="Normal">Did it really start yesternight? I think so, otherwise I would have talked about it yesterday. Yesternight. Yesterday I drank coffee, since I knew I was more tired than I really felt and hoped it would help me. However, while I did drink the cup in the morning, I could not fall asleep at night. I suppose caffeine detox did its job too well. Fact of the matter was, I was well aware that days after big wins were and are the most dangerous ones, because of complacency. Add to that the fact that I lay in bed, unable to sleep with nothing to do on top of my mental fatigue, and of course temptation would pounce on me.</text:p>
      <text:p text:style-name="Normal">So maybe this is getting old, but have you a moment to talk about our lords and saviours, Kobe and MJ? Their lessons really came in clutch. One step in front of the other, do not look at the entire mountain, focus on putting one step in front of the other. Any other me would have lost to temptation yesternight. It was just too strong. It was so strong, I didn’t think I could possibly resist it. So I decided fuck that bitch ass talk: I would fight, and I would go down fighting. If I could only resist for one minute, then so be it, I’ll resist for one minute. But, I’m not entirely stupid, and I put one foot in front of the other. I resisted one minute. Then I resisted another minute. Then another. And before I knew it, I was fast asleep.</text:p>
      <text:p text:style-name="Normal">The nightfront was... calmer than in the past few nights. I’ll take it.</text:p>
      <text:p text:style-name="Normal">Then comes today. For the first time since I can remember, I was efficient with my writing this morning. That I felt rested certainly helped. Still, mental stamina needs working on.</text:p>
      <text:p text:style-name="Normal">Also... Hunger. Physical hunger. In trying to lose weight, I’ve limited the amount of food I ate at meals. But this meant that i’m essentially under-eating, leaving me in a constant state of hunger, which leads to snacking and erodes both my focus and my willpower. And then, I remembered that some ten years ago, I already did something similar to this. Way, way back when I just started working out, I used to follow along Shaun T’s Insanity:max thirty training regimen on YT, every day without rest, as I hadn’t known the concept of rest days yet. And I’d also essentially starved myself. All in an effort to lose weight. And where did that lead me? Nowhere in particular, as far as my main goal was concerned. Under other aspects though, it was an important period. This is why I’ve decided that I’ll “fight till I’m dead, eat till I’m fed, never gonna stop, to catch my breath.” A bit ironic that the song is called “Hungry”, now that I think about it. Train well, rest well, eat well, sleep well. And, I must say, it’s only been a few hours, but having one’s stomach full is a different beast. It’s a far cry from the constant hunger I felt.</text:p>
      <text:p text:style-name="Normal">Second to last thing: studying. Today was a studying day, but I procrastinated until 1700 by playing Wuwa (which is goated btw), and only then did I start studying. However, unlike usual where I would reprimand myself and then study right away, I used that thing in between my ears, and thought. I would normally start with the question “what is wrong with me? Why am I so weak?” But I rightfully noted that they’re unhelpful. So instead, I asked the question “why didn’t I feel like studying? What went wrong?” Bingo. Some analysis later, and I’ve come to this conclusion: I don’t have a drive to study. I still don’t have it, but now, at the very least, I have a reason to: I want to stand on my own two legs, I want to become independent, find a job and have a house that’s mine. I don’t have a strong drive, but I have a reason to study now, and that’s much better than what I had before; it’s much better than nothing.</text:p>
      <text:p text:style-name="Normal">Finally, I also realised that I have yet to introduce my new schedule. Let’s change that:</text:p>
      <text:p text:style-name="Normal">6am~8am: Wake up, go through morning routine</text:p>
      <text:p text:style-name="Normal">8am~10am: Write</text:p>
      <text:p text:style-name="Normal">10am~2pm: Chores, eat</text:p>
      <text:p text:style-name="Normal">2pm~3pm: Nap</text:p>
      <text:p text:style-name="Normal">3pm~7pm: Depending on the day, either write or study</text:p>
      <text:p text:style-name="Normal">7pm~8pm: Write, or if it’s a study day, work out</text:p>
      <text:p text:style-name="Normal">8pm~10pm: Dinner, down time, sleep</text:p>
      <text:p text:style-name="Normal">I aim to write as much as possible. One day out of two will be dedicated to it, the other day i study and workout. There are no rest days, something which should be clear by now. i’ll do my best to maintain and adapt this schedule for as long as possible. I’m aiming at least a couple decades, and I’m going at it one day at a time. One foot in front of the other. Good night. Keep this up. And stay humble. Humble, but confident.</text:p>
      <text:p text:style-name="Normal"/>
      <text:p text:style-name="Normal">•••</text:p>
      <text:p text:style-name="Normal">Sunday 11th of May 2025, 22:33, day -222</text:p>
      <text:p text:style-name="Normal">Continuity is nothing but an illusion, and reality will stop routines dead in their tracks in the blink of an eye. The fragility of life is hidden to us, by ourselves, and to the best of our abilities when we live in a society. Fortune, or lack thereof, will inevitably remind us one day that we cannot deceive ourselves forever. I was lucky this time around, just like I was lucky a year and a half ago. Nothing overly grave happened, but something could have very well have.</text:p>
      <text:p text:style-name="Normal">Still, it is up to me to continue my routine and push through the day no matter what. Today is not a failure, because you caught yourself at the last minute.</text:p>
      <text:p text:style-name="Normal">Let’s try and do our best tomorrow too.</text:p>
      <text:p text:style-name="Normal">By the way, I’m considering something: if by the end of this month, we... No, we wake up at 6. We wake up at 6, and you fight. Good night.</text:p>
      <text:p text:style-name="Normal"/>
      <text:p text:style-name="Normal">•••</text:p>
      <text:p text:style-name="Normal">Monday 12th of May 2025, 22:16, day -223</text:p>
      <text:p text:style-name="Normal">I have to fight harder, do more, do better. I’m... Not doing my best. It’s not that there’s been a drop in performance, it’s more like... We’ve plateaued? And yet, we’re still so far from our ideals. we’re settling into a routine, we’re not pushing ourselves beyond our own limits, are we? We are growing complacent, and we aren’t growing anymore. That’s what’s happening. We’re settling into a routine, and the hunger is dying away as a result.</text:p>
      <text:p text:style-name="Normal">We’ve got to try harder. Comfort will be the end of us. I’ll allow myself to grow comfortable once I’m satisfied with my routine. But until then, we keep searching, and searching means doing more. Searching means searching how far we can push ourselves. What we search are our limits. Good night.</text:p>
      <text:p text:style-name="Normal"/>
      <text:p text:style-name="Normal">•••</text:p>
      <text:p text:style-name="Normal">Tuesday 13th of May 2025, 22:42, day -224</text:p>
      <text:p text:style-name="Normal">How do I start... With the conclusion, I think.</text:p>
      <text:p text:style-name="Normal">I don’t love writing. I’m not obsessed with it. That’s where all the problems come from. That’s where today’s defeat stems from. Willpower alone will not give me what I want. Mine is insufficient, and even if it weren’t, there’s only so much it can accomplish. This morning, I figured out that I should imbue it with emotions, but I don’t know how to do that.</text:p>
      <text:p text:style-name="Normal">The real difference between me and the greats is the love for the game. I, don’t have it.</text:p>
      <text:p text:style-name="Normal">I’ve reached only one conclusion: I want to write beautifully. Despite everything I’ve said, despite all my theorising, I feel from deep within, that i lack control over my own writing. I want to make it beautiful. I want to fall in love with my own writing. Then, the only problem will be to make time and energy for it. I want to fall in love with my writing... I want to write beautifully... How do I achieve that, I wonder?</text:p>
      <text:p text:style-name="Normal">I do not know. I... It’s the process I want to love, in reality.</text:p>
      <text:p text:style-name="Normal">However, that doesn’t mean we everything falls apart. The process, is just one part of the puzzle. The most important part, yes, but still only one part. How do I fall in love with the process... Perhaps my personality disallows for that. Then, I would need to change. Emotions. Perhaps, on the contrary, my situation favours loving writing...</text:p>
      <text:p text:style-name="Normal">No. Emotions, me, and, the true missing piece... You. Because, I do not write only for myself. You, your reactions, how the words affect you, and, your soul. Still, I cannot and do not do this only for others’ sake. This alone won’t be sufficient to make me love writing.</text:p>
      <text:p text:style-name="Normal">Resonating, with my own heart. If I can make that happen, if I can truly listen to my own heart... More than anything else, I believe that’s what’s important. How I can touch... My own soul.</text:p>
      <text:p text:style-name="Normal">I see... That might be the answer. Deep resonance with myself. To listen to my heart, that is the trick, in all likelihood. To resonate with my heart...</text:p>
      <text:p text:style-name="Normal"/>
      <text:p text:style-name="Normal">•••</text:p>
      <text:p text:style-name="Normal">Wednesday 14th of May 2025, 22:18, day -225</text:p>
      <text:p text:style-name="Normal">We do not die after one failure. We’ve known nothing but failure, and we’ll feed on them. We’ll use them to learn, we’ll endure through them and fight. Keep this up.</text:p>
      <text:p text:style-name="Normal"/>
      <text:p text:style-name="Normal">•••</text:p>
      <text:p text:style-name="Normal">Thursday 15th of May 2025, 23:33, day -226</text:p>
      <text:p text:style-name="Normal">I want to dedicate my life to writing, but I can’t. As I am right now, it’s not financially possible. And because of my choices, living off of my craft isn’t an option. I... I have to sacrifice writing now in order to write later. In the morning, I’ll be working on... Something. I don’t know what yet. I... Have to give up on certain things. On many things. First, the focus is on university. After we clear that, we work on the project. or am I getting my priorities off?</text:p>
      <text:p text:style-name="Normal">If the project works, it’s a ticket to what I want. It’s a chance to spend my life writing. Let’s... Gamble on the project then. We work on it in the morning. With a crystal clear goal.</text:p>
      <text:p text:style-name="Normal">I want to love writing, and a little imagination showed me that that’s only achievable by dedicating my life to it.</text:p>
      <text:p text:style-name="Normal">We’re also throwing away our pride, and will wake up at 7am. If your spirit breaks just because we get one more hour of sleep as our body demands, then... You’re not worth wasting a life on. Let that be understood. The choice is throwing away my pride, which wants to conquer the 6ams, but wisdom says that we are lacking one leg in the holy trinity. We work hard, we eat our fill, but we don’t rest plenty. we are unintelligent enough as is, I don’t need your constant debuffs from lack of sleep, I promise. Thus, we wake up at 7. And for two hours, we work on the project. Everything else goes as always.</text:p>
      <text:p text:style-name="Normal"/>
      <text:p text:style-name="Normal">•••</text:p>
      <text:p text:style-name="Normal">Friday 16th of may 2025, 21:54, day -227</text:p>
      <text:p text:style-name="Normal">It’s starting to feel like I uncover some deep truth every day. Today was an okay day, and I realised that this wasn’t okay. “Good enough is neither good, nor enough.” Those words are... I have to live by them. I realised that being fine with an okay performance is why I’m living the life I’m living. It’s the reason why my life is so... Average. Accept an average performance, get an average result.</text:p>
      <text:p text:style-name="Normal">So, I have to hunger for perfection. If not perfection, at least great performance, day in day out. To get what I want, I have to put in the work. And to reach my ideals, I have to be unreasonable.</text:p>
      <text:p text:style-name="Normal">Good enough is neither good nor enough. I have to live by those words. Good night. I’m late to sleeping.</text:p>
      <text:p text:style-name="Normal"/>
      <text:p text:style-name="Normal">•••</text:p>
      <text:p text:style-name="Normal">Sunday 18th of May 2025, 01:04, day -228</text:p>
      <text:p text:style-name="Normal">You can under-perform for an entire day, that’s to be expected. You can hang out with friends, that’s okay too. But tell me just one thing: what will you do tomorrow? Will you... Continue in today’s footsteps, or did you do what you’ve done, ready and willing to get back to work right away? I said “tell”, but, well, you’re a writer. Show, don’t tell.</text:p>
      <text:p text:style-name="Normal">Our expectations for ourselves grew. Will the same be true for our performance, I wonder.</text:p>
      <text:p text:style-name="Normal">I spent half of today doubting myself, because of that. Whatever, now’s not the time to be thinking about these questions. You go to sleep now. Tomorrow, you get to work.</text:p>
      <text:p text:style-name="Normal"/>
      <text:p text:style-name="Normal">•••</text:p>
      <text:p text:style-name="Normal">Sunday 18th of May 2025, 22:03, day -229</text:p>
      <text:p text:style-name="Normal">My efficiency is the one thing I have to work the most on. The discrepancy between the theoretical available time and the time I actually use productively is... Unacceptable. We’re also making some modifications to the schedule. First of all, one day out of two is fully dedicated to writing, from morning. Secondly, the time at which we wake up now depends on when we go to sleep. The goal is going to sleep at 21 to wake up at 6, otherwise 22-7. That’s all.</text:p>
      <text:p text:style-name="Normal">Keep on fighting, keep on trying hard. Keep on pushing through our failure, past the mistakes our past. Goodnight.</text:p>
      <text:p text:style-name="Normal"/>
      <text:p text:style-name="Normal">•••</text:p>
      <text:p text:style-name="Normal">Monday 19th of May 2025, 21:40, day -230</text:p>
      <text:p text:style-name="Normal">You faced your fears and did not run away. Good. Very good. Keep this up. Also, there’s one thing I never talk about that was a major factor in the defeat I incurred a few days ago. Tell yourself, reader, how often do you feel loneliness?</text:p>
      <text:p text:style-name="Normal">In my case, it depends. When I am closed up in my cocoon at home and stay there, I’m safe from it. But when I have to go out, when I am surrounded by people who seemingly have a connection with one another, that’s when it assaults me. And I’ve decided that I would carry it, until I find such a thing as a soulmate.</text:p>
      <text:p text:style-name="Normal">By the way, I’d made another discovery the day before yesterday, but I forgot it. Something about writing. まあいい。かまわない。</text:p>
      <text:p text:style-name="Normal">Today, I did accept that I’m rather dissimilar to normal people, in that I can’t seem to connect with anyone. それでもいい。戦い続ければ。 Good night.</text:p>
      <text:p text:style-name="Normal"/>
      <text:p text:style-name="Normal">•••</text:p>
      <text:p text:style-name="Normal">Tuesday 20th of May 2025, day -230</text:p>
      <text:p text:style-name="Normal">Another day, another truth. Today I should have failed, and i didn’t. I didn’t have the initial motivational boost from the early days of this new era, but I did have something else. Conviction, determination, the will to fight, however weakened, battered and bruised it may have been from the days that have passed. And after I ran, I wanted to call it a day and stop the workout there. After all, I’d fought so hard, and I was so tired.</text:p>
      <text:p text:style-name="Normal">And a little walk to the balcony helped me. It showed me the grey clouds fading away, giving ground to the blue. It helped me see, that whenever I tried to do my best, I always talked to myself about my future, my ideal, the one I want to become. And finally, it helped me see, what this new era brought about that I was almost forgetting.</text:p>
      <text:p text:style-name="Normal">Did you know? There’s no such thing as tomorrow, and the future is just an illusion. There are those who are lost in the past, and then there’s me, losing myself in the future. It doesn’t matter what I want my future self to become. All I have is now, and now is when I’ll do everything I want my ideal to do. Now is the time to act the way I want my ideal to act. Now is the time I do what’s impossible to me. That’s right, that’s all this new era is about, that’s the biggest lesson Kobe and MJ imparted to me: to do the impossible. There were some things that looked impossible to me. I couldn’t possibly have studied being so tired, I couldn’t possibly have worked out after spending the entire day walking and running multiple errands, and it’s impossible to keep going for so long, the last time I’ve had a rest day was nearly three weeks ago. And the temptation, I couldn’t possibly resist to lust in this sorry state I’m in?</text:p>
      <text:p text:style-name="Normal">All of those things were impossible to me of the past. There are those who believe they can, and those who believe they can’t. I’ve been shown what’s possible, now it’s up to me to take up the torch and do the impossible.</text:p>
      <text:p text:style-name="Normal">Now is the time to become my ideal self, now is the only time to do that. Now is the only time I can chase my dreams, and I will chase them. Goodnight.</text:p>
      <text:p text:style-name="Normal"/>
      <text:p text:style-name="Normal">•••</text:p>
      <text:p text:style-name="Normal">Wednesday 21st of May 2025, 23:09, day -231</text:p>
      <text:p text:style-name="Normal">Tomorrow. We’ll see how this unfolds, and talk about it all tomorrow. Tomorrow... Who will I be tomorrow? Who will I be...</text:p>
      <text:p text:style-name="Normal"/>
      <text:p text:style-name="Normal">•••</text:p>
      <text:p text:style-name="Normal">Thursday 22nd of May 2025, 22:16, day -232</text:p>
      <text:p text:style-name="Normal">Tomorrow did not go well. 参った、参った。完全敗北だった。ボッコボコにされた。 Although, right now, I don’t particularly care: my perspective is broader, after receiving such a galactic ass-whooping. Twice I masturbated today. I’ve got a theory of why that happened, and I’m feeling particularly lazy, so I’ll just paste what’s on the throwaway file. Still, I want to add that with this newfound perspective, things aren’t as bad as I usually make them out to be. Am i self-sabotaging by beating myself to a pulp if I masturbate? Is that like some high level self-sabotage? Possibly. Since I don’t have anything against the act per se, perhaps I should think things over... But it’s not about the act, it’s about the meaning behind it. To give up before something or other. To lose a battle of will. Especially against lust.</text:p>
      <text:p text:style-name="Normal">Let’s take a step back. The question is: should I make peace with masturbation? I want to say no, and I want to say yes. Which is rather... Contradictory. But if I look simply at my ideals, at what I want to become, the answer is a simple no. じゃあ決まりましたね。 We’ll continue this pointless war, made not so pointless by the fact that we’re chasing a dream. A war just like life. Oh, and by the way, yesterday was a hard-fought draw.</text:p>
      <text:p text:style-name="Normal"/>
      <text:p text:style-name="Normal">“””</text:p>
      <text:p text:style-name="Normal">It’s not about excuses, it’s about understanding what’s happening. This is depressing.</text:p>
      <text:p text:style-name="Normal">It really is. What do we do now...</text:p>
      <text:p text:style-name="Normal">I’d like to take some time to just eat the pain and process the damage. Lick our wounds.</text:p>
      <text:p text:style-name="Normal"/>
      <text:p text:style-name="Normal">Sigh... What do we do now? Ideally, put in the work. I’d love to find some motivation somewhere in an anime, but first of all it’s hard to come by, and secondly motivation is fleeting. Then, let’s explore our weakness instead. Let’s perform some analysis.</text:p>
      <text:p text:style-name="Normal"/>
      <text:p text:style-name="Normal">Let’s see... If we decrease the workout load, it should decrease testosterone and we’ll have an easier time dealing with lust. Then again, I don’t want to do that. It’s strength that we ought to increase, and to do that... We have to be strong. There’s no two ways about it, we just have to be strong.</text:p>
      <text:p text:style-name="Normal">However, we can help ourselves by having clear objectives. What’s not helping us is the fact that we have too many objectives. That’s hurting us. The fact that we’re dividing our attention in multiple places means that we don’t accumulate momentum.</text:p>
      <text:p text:style-name="Normal">Placate your self-hatred for a second, we need to think. If we only had one objective, we’d be much stronger. Hell, if we even cut it down to two, we’ll see some improvement, I’m sure. So, despite how I feel, I have to cut down on the project. No, I have to cut it out, and suck up this situation. We have to focus on few things at a time. We have to cut out the project. I hate myself. I do. No, I don’t, but, well, I don’t know how to describe this feeling. I’m tired, yes, but that’s not all there is to it.</text:p>
      <text:p text:style-name="Normal">Perhaps we should put an accent on... I was about to say wisdom, but the grind is likely where it’s at. More accent on the grind. On the waking up at 6am, going to sleep at 21 and trying hard all day long. Even now, do we grind? Perhaps not study in full, but a re-read won’t hurt.</text:p>
      <text:p text:style-name="Normal">My choices do hurt though.</text:p>
      <text:p text:style-name="Normal">But, perhaps we should focus on running. We do need to lose weight, both in muscle and fat. Let’s do that. Now, shall we read?</text:p>
      <text:p text:style-name="Normal"/>
      <text:p text:style-name="Normal">Now? I hate myself. No, I don’t, but i’m so tired at my own antics. I want to do better. I have to do better.</text:p>
      <text:p text:style-name="Normal"/>
      <text:p text:style-name="Normal">Is that good enough? Do you want more? Of course i want more. We should always be hungry.</text:p>
      <text:p text:style-name="Normal">Hunger. Hunger. To have an objective. A clear goal.</text:p>
      <text:p text:style-name="Normal"/>
      <text:p text:style-name="Normal">I do remember those times. Man those were funny. Very. Shall we watch it again? I mean I don’t think I’ve ever laughed as hard as when I watched Gintama. Thing freaking killed me. FLCL. That’s what I’m currently watching. It’s... I like it, and I don’t know why. I’m only about 3 episodes in though. Well, 3/6, not bad I’d say.</text:p>
      <text:p text:style-name="Normal">FLCL... What is this randomness. There is no clear point, but I want to see what’s next. There’s never any explaining what’s going on. I’ve always like doing that, but it’s taking it to another level. And there’s something about that I love.</text:p>
      <text:p text:style-name="Normal">“””</text:p>
      <text:p text:style-name="Normal"/>
      <text:p text:style-name="Normal">•••</text:p>
      <text:p text:style-name="Normal">Friday 23rd of May 2025, 21:57, day -233</text:p>
      <text:p text:style-name="Normal">Today was strange. I was... More expressive of my true self. In my movements, and as a consequence, in my actions too, and in writing. What I really want to do, how I really feel. Those things are lost the longer they are hidden. And yet, showing them is scary. Being naked before the world is scary, because without any mask to protect me, I’ll really get hurt. Is how I thought. Right now though, I feel more instinctive, and I believe my instincts are sharper. I have to listen to myself more, and my self tells me to not care about getting hurt. And in truth, I don’t care about this particular subject.</text:p>
      <text:p text:style-name="Normal">Writing. If I continue down this path, I might become obsessed with it. Which is good, in terms of our dreams, but it might be bad if we consider survival and QOL.まいいっか。死んだらそこまでだ。</text:p>
      <text:p text:style-name="Normal">My actual worry is the genuineness of this current feeling. I’m feeling uncomfortable with it. And I’m not sure if this discomfort comes from unfamiliarity or from not being genuine. I’ll bear with it for some time and see how things unfold. And... Harmony was a name I picked at more or less at random... Should it really be my name? I’ve brought nothing but shame upon it, and that’s exactly why I want to keep on carrying it. But another part of me wants to erase it and start anew, start with something that’s... Pure. But I won’t do that. I’ll carry my own mistakes on my back, I’ll bear this name I’ve chosen for myself, even if it is riddled with defeats and devoid of victories.</text:p>
      <text:p text:style-name="Normal">It’s... Not. If those were defeats, then there were victories too. I see... You’re right. I wonder why I only focus on the negative. I should care about that, but I’m tired, and I’ll be going to sleep. Good night.</text:p>
      <text:p text:style-name="Normal"/>
      <text:p text:style-name="Normal">•••</text:p>
      <text:p text:style-name="Normal">Sunday 25th of May 2025, 03:34, dat -234</text:p>
      <text:p text:style-name="Normal">Moderation doesn’t seem like something I’m capable of, huh?</text:p>
      <text:p text:style-name="Normal">But before that. This morning, and yesterday. Whether life was worth living or not, was the question on our mind. To write. <text:s text:c="1"/>To love writing. To struggle with it.</text:p>
      <text:p text:style-name="Normal">I hate myself. At this rate, I won’t love writing. If I keep on doing bullshit like this, I’ll never love writing. I hate myself.</text:p>
      <text:p text:style-name="Normal">This morning, I struggled, because of that question, and yet at the same time I... Should have thrived while writing. <text:s text:c="1"/>I don’t understand anymore. My own state, the discomfort I felt. That uncertainty. I don’t know what they meant. Then I struggled to harmonise between myself and Harmony. The writer, and the fighter. Our name hasn’t been earned yet.</text:p>
      <text:p text:style-name="Normal">And now, I have to control myself so that I don’t overdo it while gaming overnight. With friends or not.</text:p>
      <text:p text:style-name="Normal">だってさ、「今死んだら後悔しか残ってないさぁ。」</text:p>
      <text:p text:style-name="Normal">Those emotions... I don’t know what they were, but I want to feel it more. It really did feel close to loving writing, to have a passion. A passion that was hurting me. Or was it me, that hurting me? Like I know... Sleep tight.</text:p>
      <text:p text:style-name="Normal"/>
      <text:p text:style-name="Normal">•••</text:p>
      <text:p text:style-name="Normal">Sunday 25th of May 2025, 22:03, day -235</text:p>
      <text:p text:style-name="Normal">弱さ。。。私、弱いなぁ。 I have to become stronger, I have to make the hard decisions more.</text:p>
      <text:p text:style-name="Normal">Putting that aside, I’m still in the process of creating Harmony. I’ve just figured out (one of) the wrong way(s) to balance discipline with instincts, which resulted in a lot of wasted time. 今死んだら本当に後悔しかない。 I have to try harder, do more. I have to do moroe. Much more. So much more. See ya.</text:p>
      <text:p text:style-name="Normal"/>
      <text:p text:style-name="Normal">•••</text:p>
      <text:p text:style-name="Normal">Monday 26th of May 2025, 18:59, day -236</text:p>
      <text:p text:style-name="Normal">I’m here a bit early today, I’ll come back later. It’s just that I’ve discovered something about myself. If there is a God, and if that God had assigned me the mission I think it has, then the only real edge that they’ve given me is the quality of being unusually earnest. I’ve figured that out as I was trying to do an exercise, and after failing and looking at the solution obtained in class, realising that the solution is incorrect. A realisation that comes only becomes i’m earnest about solving the exercise. And then, when I think back on everything, it was easy to see that being earnest is about the only thing I might be exceptional at. In absolutely everything else, I’m average or above average at the very very best. In fact, I believe I’m below average in nearly all metrics.</text:p>
      <text:p text:style-name="Normal">Now... The vast majority of me wants to take pity upon myself and cry out at how unjust of God this is, if God does indeed exist. But a small part of me, as well as my ideal self, they say only one thing: 上等だ。 Now is the only time I have, so now is the only time I have to become my ideal. Come on, it’s time to work out. Let’s make that small part of me grow, let’s have him, let’s have my ideal become the loud majority in this mind. Let’s go you little bitch.</text:p>
      <text:p text:style-name="Normal"/>
      <text:p text:style-name="Normal">21:58</text:p>
      <text:p text:style-name="Normal">Good fight. And, keep writing.</text:p>
      <text:p text:style-name="Normal"/>
      <text:p text:style-name="Normal">•••</text:p>
      <text:p text:style-name="Normal">Tuesday 27th of may 2025, 21:56, day -237</text:p>
      <text:p text:style-name="Normal">明日は一年が経つ、この日記を始めた日から。ま、それは。。。どうでもいい？</text:p>
      <text:p text:style-name="Normal">We need to get stronger. Strong enough that we can make up for total energy loss. That’s what hit us today, and that’s what will keep on hitting us, from now on. Not to mention it’s just cool to be that strong. For no reason in particular, I want to awke up at 4am to write tomorrow. Because I feel like writing, and I feel like doing so with some semblance of rain power. Frieren. Slow-paced, good, although ever since I mentioned being earnest, I began noticing things about stories, things that they allow but I would never. Because they are too unlikely to happen.</text:p>
      <text:p text:style-name="Normal">Also, what’s the difference between being earnest and being diligent? In any case, I’m the type who, when they do something, wants to do it to the best of my abilities, as much as the cirucmstances allow. No wonder i thrive when given a lot of time, but suck ass on short notice. That’s quite enough, let’s go to sleep.</text:p>
      <text:p text:style-name="Normal"/>
      <text:p text:style-name="Normal">•••</text:p>
      <text:p text:style-name="Normal">Wednesday 28th of May 2025, 21:30, day -238</text:p>
      <text:p text:style-name="Normal">Mood swings. Except, not quite, they’re rather predictable, in my case. This morning, when the alarm rang, I saw to my horror that it read 5:30 and I immediately realised I’d failed to activate the correct alarm. And so started my day, with disappointment in myself. I kept on making small mistakes in the morning, and my energy was pretty low all day given the lack of sleep. But even nineteenth century’s weather forecast would have been able to predict my mood shifts. You did well, dear self, fighting on in despite of everything, keeping on pushing despite all of our fuckups. And my fighting reached its zenith in the evening. Running is the exercise I hate the most, and it’s also the one i love the most. I feel really strongly about it. It’s just pain. It’s just continuous, unending pain. It’s a pure test of one’s will. But because of that, even only challenging it is an accomplishment, now imagine doing well in it. These past few days my workout has consisted of nothing other than running on the treadmill.</text:p>
      <text:p text:style-name="Normal">When I do that, my stamina is not the main target of my training: it’s my spirit. But I’ve already said that over and over again.</text:p>
      <text:p text:style-name="Normal">あのさ、 we’re entering the exam session, and this time I’ve decided that I won’t put a stick up my own butt nor shoot myself in the foot. I’ll dedicate the afternoons to studying, while I’ll use the mornings to write. So, there’s that.</text:p>
      <text:p text:style-name="Normal">Keep this up, you’re doing good.</text:p>
      <text:p text:style-name="Normal">Oh, before we go. I don’t know if it’s showing, but lately I’ve been very... Emotional. Very moody. A result of constantly looking back at how little I’ve done, and how much I still want to do, coupled with the awakening of Harmony and the attempt to unite my two selves. Union. Originally, she was the union of Es, Ace (Aran) and Lux, but that was long, long ago, back when TCTW hadn’t even taken shape yet, back when neither Shiiro nor Orion existed. Okay, actually it was only like, five years ago? Six, at most. Around 2019 to 2020, when TCTW didn’t exist and the project was still called RTW, for Rock The World. I should be sleeping. In fact, RTW had alraedy began morphing when I thought of Union’s name, because RTW did not feature Lux at all. RTW just evolved and evolved freely in my mind, and i still had no clear idea for TCTW, I only had the wish to Rock the World somehow. Not that i have crystal clear ideas for TCTW. It’s just, I’m imagining episodes of their lives so often these days...</text:p>
      <text:p text:style-name="Normal">あのね、 just earlier, I was thinking to myself: when I look back at this period of my life, I think I’ll smile. Fondly. I don’t have happy memories yet, but I want to create many. Perhaps these are the beginning.</text:p>
      <text:p text:style-name="Normal">Wait, hold on, does this mean that MTSR was born before TCTW? In a way, yes, I guess. In fact, MTSR was originally called Hope. But I liked that title so much I had to put it in TCTW too. Although, already back then, i knew that MTSR would come after whatever RTW would become, so MTSR’s ideas took the backseat to TCTW, and as a result it isn’t as developed. Okay, I really gotta sleep though. See ya.</text:p>
      <text:p text:style-name="Normal"/>
      <text:p text:style-name="Normal">•••</text:p>
      <text:p text:style-name="Normal">Friday 30th of May 2025, 00:03, day -239</text:p>
      <text:p text:style-name="Normal">Anomaly leads to anomaly. Today’s energy usage was high, relative to the amount of energy I had left, hence my coming at this time. High energy usage means fatigue, and fatigue means having a harder time controlling myself. Although, I haven’t lost control yet. Still, tomorrow we deactivate the alarm and recuperate as much sleep as possible. Wisdom favours that choice over trying to write. By the way, Harmony, your integration into me is proceeding smoothly. Not that that’s an excuse to become complacent. You’re growing, and I want to see more. I want to see your potential realised to its utmost. Go to sleep now.</text:p>
      <text:p text:style-name="Normal"/>
      <text:p text:style-name="Normal">•••</text:p>
      <text:p text:style-name="Normal">Friday 30th of May 2025, 22:19, day -240</text:p>
      <text:p text:style-name="Normal">One year into this thing, I realise that I should make it more than it currently is. Let’s divide each entry into three <text:s text:c="1"/>separate sections: what went right, what went wrong, and various thoughts. Being a writer, it is up to you to weave each day’s happenings into those sections. Addendum: analysis will be performed after the two expositions. This should allow for greater perspective, not to mention the advantages of the separation of concerns paradigm.</text:p>
      <text:p text:style-name="Normal"/>
      <text:p text:style-name="Normal">With that in mind, what did we do right today? In chronological order, we meditated well and studied in depth. Afterwards, the run proved as challenging as ever, but in it you not only sought to tough it out, you fought to overcome your self, you fought as your ideal self would fight. Finally, you enacted this idea of giving a clear purpose to these entries, attributing them an important role in our growth, in our journey.</text:p>
      <text:p text:style-name="Normal">Then, what went wrong? The morning was... Unruly. It completely lacked discipline —granted, that should be expected given how I allowed myself to sleep in. We’ll talk about this later. There’s also the fact that we’ve taken to mindlessly consuming content again. Even now. You’re right, thanks for the reminder. Nothing else comes to mind. Low energy causes suboptimal play, but that’s well known.</text:p>
      <text:p text:style-name="Normal">With both things clear, let’s see what lessons there are to learn here. Overall, you continue the trend of good days. Ah, harmonisation. I’ll mention that later. The meditation should clearly be kept up, as is its practical use when we study; this will hold especially true in the next few days as there’s an upcoming exam. however, should it also hold true when we write? No. Harmonisation dictates that we should be completely disciplined when it comes to the schedule, but allow complete freedom during the times we’re writing. If we are to focus, it will happen naturally. The fighting should also be continued, but it ought also bleed out into our daily lives more. And, introspection. Our conversations with R1 shows that we’ve still got a lot of ourselves to understand. A lot of layers to peel.</text:p>
      <text:p text:style-name="Normal">It’s also clear I need to up my discipline outside workout times. I have to be more careful about the flow of time too. Lately, I couldn’t help but notice just how fast minutes go by. But discipline does remain my main problem. I get easily distracted, I follow impulses and whims too much. More focus, more discipline. To obtain that, I have to remember why I do this, what my dream is. Happiness, huh? Yup, happiness.</text:p>
      <text:p text:style-name="Normal"/>
      <text:p text:style-name="Normal">Harmonisation. A fitting name, to make me and Harmony one. because these two parts seem mutually exclusive. I’d always thought having them merge would be a challenge. One is a fighter —Orion— the other is an artist —Shiiro—, and both of them are me. Well, Harmony would be the ideal self, actually. Hm. We didn’t really have a purpose for Harmony. It was merely the name I’ve chosen for myself. It just so happened that that codename would also make for a nice penname. I still can’t call myself Harmony. I’m still too... Far, from my ideal. Hopefully, one day we can bear that name with pride. Goodnight, Harmony.</text:p>
      <text:p text:style-name="Normal"/>
      <text:p text:style-name="Normal">•••</text:p>
      <text:p text:style-name="Normal">Saturday 31st of May 2025, 23:05, day -241</text:p>
      <text:p text:style-name="Normal">Without any ado, let’s get started.</text:p>
      <text:p text:style-name="Normal">Not a lot of positives for today. I correct myself: today was a chill day, not a productive one. If it were to be looked at as a chill day, it would be great. Unfortunately, right now we need a productive day, as there is an upcoming exam —the only exam we’ve failed twice. I should work towardsw not failing it a third time. In terms of productivity, not much went right today, and that’s... It is what it is.</text:p>
      <text:p text:style-name="Normal">Instead, what went wrong? The morning proceeded normally, quietly. However, I finally appreciate effects of “rest and digest”. Because we eat lunch fairly late, lately, “rest and digest” is encroaching onto studying time, which in turn discourages us. If that discouragement isn’t handled properly, things snowball; misery loves company.</text:p>
      <text:p text:style-name="Normal">In other words, since we’re in a critical time: 1) make and eat lunch earlier, and/or 2) drink coffee to offset the lethargy. Harmonisation and writing also do not mix well with studying. One is inherently more relaxed, it patiently listens to our own heart. The other demands effort and perseverance. Harmony, I have to find a way to make you one.</text:p>
      <text:p text:style-name="Normal">And then, my own thoughts. Frieren. The pace is undeniably slow, but attention is maintained by the atmosphere, the soft storytelling and world-building, and the slice-of-life quality of every episode. I really am starting to fancy myself a writer, huh? ここまでに。。。くそ。。。死んでる。。。 Too relaxed... I’m far too relaxed... See ya.</text:p>
      <text:p text:style-name="Normal"/>
      <text:p text:style-name="Normal">•••</text:p>
      <text:p text:style-name="Normal">Sunday 1st of June 2025, 23:09, day -242</text:p>
      <text:p text:style-name="Normal">For some reason I was thinking that I needed to write about yesterday. For better or for worse, every day is a new day. <text:s text:c="1"/>In this case it was for the best. You shall understand in a moment.</text:p>
      <text:p text:style-name="Normal">Today went relatively well. Most important of all were discoveries, one discovery made while running. I ought never skip a workout. I’ve always struggled in figuring out how to unite fighting spirit with the freedom of writing, but now I have an idea: my spirit is the tool through which my dreams can become reality. I have to use my fighting spirit to give birth to the worlds in my head. That’s not the only thing that went right though. Today, I decided to work out in despite of the circumstances, in stark contrast to the beginning of the day and the end of yesternight.</text:p>
      <text:p text:style-name="Normal">Things went wrong starting yesternight, after writing the entry. I was far too relaxed. This lasted right until the work out, because of my failure in harmonising, because I leaned too far in one side. And so, I spent most of my morning cursing myself for giving in to lust yesternight, and the world for not allowing me to just write for my entire life. Relaxation, complacency, are those really the only culprits though? No, there has to be more. I’m too tired though. I’m too tired to think.</text:p>
      <text:p text:style-name="Normal">As for analysis... I believe what allowed me to come to the discovery was fighting, actively trying to become my ideal. This really is something I want to remember and apply more. And for the defeat... I feel like there are questions I still don’t have, let alone answers. Let’s cut things short, while I’m proud to say that i’ve given it a whole bunch of me today, there’s also a part of me that says we could have done better and more, and then there’s a part of me that just begs me to go sleep already. Actually, I’m not that proud anymore, I really could have done better, and i believe not being satisfied with this much is the right thing to do. Good night.</text:p>
      <text:p text:style-name="Normal"/>
      <text:p text:style-name="Normal">•••</text:p>
      <text:p text:style-name="Normal">Monday 2nd of June 2025, 21:45, day -243</text:p>
      <text:p text:style-name="Normal">What’s right is my willingness to try and move forward, the act of chasing my ideal, and the analytical approach to it. Today, what’s wrong is deeply linked with what’s right: I’m what’s wrong. I don’t know what’s happening (although I have my suspicion), but I can see that ever since at least yesterday, I’ve been far too relaxed. What’s more, my brain is under-performing. The likely culprit is unperceived but felt lack of sleep. Tomorrow, I have the written exam. A shot at revenge. I’ve decided to get plenty of sleep. I shall sleep early and wake up as late as possible.</text:p>
      <text:p text:style-name="Normal">Truth be told, my number one suspect is actually burnout. The early symptoms of one. I don’t think I’m burning out, nor do I believe that I will burn out, but given prior experience, it’s best if I approach this situation carefully. But, really, I don’t believe I’ll burnout. I will play it smart though. That’s something I plan on doing regardless of whether I’m dying or not. それじゃ、ここまでにしとこう。おやすみ。</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